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16e" officeooo:paragraph-rsid="000c8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1. Array Utilities</text:p>
      <text:p text:style-name="P1">package main</text:p>
      <text:p text:style-name="P1"/>
      <text:p text:style-name="P1">// Reverse an array</text:p>
      <text:p text:style-name="P1">func reverseArray(arr []int) []int {</text:p>
      <text:p text:style-name="P1"><text:s text:c="4"/>n := len(arr)</text:p>
      <text:p text:style-name="P1"><text:s text:c="4"/>result := make([]int, n)</text:p>
      <text:p text:style-name="P1"><text:s text:c="4"/>for i := 0; i &lt; n; i++ {</text:p>
      <text:p text:style-name="P1"><text:s text:c="8"/>result[i] = arr[n-i-1]</text:p>
      <text:p text:style-name="P1"><text:s text:c="4"/>}</text:p>
      <text:p text:style-name="P1"><text:s text:c="4"/>return result</text:p>
      <text:p text:style-name="P1">}</text:p>
      <text:p text:style-name="P1"/>
      <text:p text:style-name="P1">// Rotate array by k positions</text:p>
      <text:p text:style-name="P1">func rotateArray(arr []int, k int) []int {</text:p>
      <text:p text:style-name="P1"><text:s text:c="4"/>n := len(arr)</text:p>
      <text:p text:style-name="P1"><text:s text:c="4"/>if n == 0 {</text:p>
      <text:p text:style-name="P1"><text:s text:c="8"/>return arr</text:p>
      <text:p text:style-name="P1"><text:s text:c="4"/>}</text:p>
      <text:p text:style-name="P1"><text:s text:c="4"/>k = k % n</text:p>
      <text:p text:style-name="P1"><text:s text:c="4"/>result := make([]int, n)</text:p>
      <text:p text:style-name="P1"><text:s text:c="4"/>for i := 0; i &lt; n; i++ {</text:p>
      <text:p text:style-name="P1"><text:s text:c="8"/>result[(i+k)%n] = arr[i]</text:p>
      <text:p text:style-name="P1"><text:s text:c="4"/>}</text:p>
      <text:p text:style-name="P1"><text:s text:c="4"/>return result</text:p>
      <text:p text:style-name="P1">}</text:p>
      <text:p text:style-name="P1"/>
      <text:p text:style-name="P1">// Find max and min</text:p>
      <text:p text:style-name="P1">func findMaxMin(arr []int) (int, int) {</text:p>
      <text:p text:style-name="P1"><text:s text:c="4"/>if len(arr) == 0 {</text:p>
      <text:p text:style-name="P1"><text:s text:c="8"/>return 0, 0</text:p>
      <text:p text:style-name="P1"><text:s text:c="4"/>}</text:p>
      <text:p text:style-name="P1"><text:s text:c="4"/>max, min := arr[0], arr[0]</text:p>
      <text:p text:style-name="P1"><text:s text:c="4"/>for _, v := range arr {</text:p>
      <text:p text:style-name="P1"><text:s text:c="8"/>if v &gt; max {</text:p>
      <text:p text:style-name="P1"><text:s text:c="12"/>max = v</text:p>
      <text:p text:style-name="P1"><text:s text:c="8"/>}</text:p>
      <text:p text:style-name="P1"><text:s text:c="8"/>if v &lt; min {</text:p>
      <text:p text:style-name="P1"><text:s text:c="12"/>min = v</text:p>
      <text:p text:style-name="P1"><text:s text:c="8"/>}</text:p>
      <text:p text:style-name="P1"><text:s text:c="4"/>}</text:p>
      <text:p text:style-name="P1"><text:s text:c="4"/>return max, min</text:p>
      <text:p text:style-name="P1">}</text:p>
      <text:p text:style-name="P1"/>
      <text:p text:style-name="P1">// Remove duplicates</text:p>
      <text:p text:style-name="P1">func removeDuplicates(arr []int) []int {</text:p>
      <text:p text:style-name="P1"><text:s text:c="4"/>if len(arr) == 0 {</text:p>
      <text:p text:style-name="P1"><text:s text:c="8"/>return arr</text:p>
      <text:p text:style-name="P1"><text:s text:c="4"/>}</text:p>
      <text:p text:style-name="P1"><text:s text:c="4"/>seen := make(map[int]bool)</text:p>
      <text:p text:style-name="P1"><text:s text:c="4"/>result := []int{}</text:p>
      <text:p text:style-name="P1"><text:s text:c="4"/>for _, v := range arr {</text:p>
      <text:p text:style-name="P1"><text:s text:c="8"/>if !seen[v] {</text:p>
      <text:p text:style-name="P1"><text:s text:c="12"/>seen[v] = true</text:p>
      <text:p text:style-name="P1"><text:s text:c="12"/>result = append(result, v)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Check if array is sorted</text:p>
      <text:p text:style-name="P1">func isSorted(arr []int) bool {</text:p>
      <text:p text:style-name="P1"><text:s text:c="4"/>for i := 1; i &lt; len(arr); i++ {</text:p>
      <text:p text:style-name="P1"><text:s text:c="8"/>if arr[i] &lt; arr[i-1]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2. String Utilities</text:p>
      <text:p text:style-name="P1">// Reverse a string</text:p>
      <text:p text:style-name="P1">func reverseString(s string) string {</text:p>
      <text:p text:style-name="P1"><text:s text:c="4"/>runes := []rune(s)</text:p>
      <text:p text:style-name="P1"><text:s text:c="4"/>for i, j := 0, len(runes)-1; i &lt; j; i, j = i+1, j-1 {</text:p>
      <text:p text:style-name="P1"><text:s text:c="8"/>runes[i], runes[j] = runes[j], runes[i]</text:p>
      <text:p text:style-name="P1"><text:s text:c="4"/>}</text:p>
      <text:p text:style-name="P1"><text:s text:c="4"/>return string(runes)</text:p>
      <text:p text:style-name="P1">}</text:p>
      <text:p text:style-name="P1"/>
      <text:p text:style-name="P1">// Check palindrome</text:p>
      <text:p text:style-name="P1">func isPalindrome(s string) bool {</text:p>
      <text:p text:style-name="P1"><text:s text:c="4"/>runes := []rune(s)</text:p>
      <text:p text:style-name="P1"><text:s text:c="4"/>for i, j := 0, len(runes)-1; i &lt; j; i, j = i+1, j-1 {</text:p>
      <text:p text:style-name="P1"><text:s text:c="8"/>if runes[i] != runes[j]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Count character frequency</text:p>
      <text:p text:style-name="P1">func charFrequency(s string) map[rune]int {</text:p>
      <text:p text:style-name="P1"><text:s text:c="4"/>freq := make(map[rune]int)</text:p>
      <text:p text:style-name="P1"><text:s text:c="4"/>for _, ch := range s {</text:p>
      <text:p text:style-name="P1"><text:s text:c="8"/>freq[ch]++</text:p>
      <text:p text:style-name="P1"><text:s text:c="4"/>}</text:p>
      <text:p text:style-name="P1"><text:s text:c="4"/>return freq</text:p>
      <text:p text:style-name="P1">}</text:p>
      <text:p text:style-name="P1"/>
      <text:p text:style-name="P1">// Check anagram</text:p>
      <text:p text:style-name="P1">func isAnagram(s1, s2 string) bool {</text:p>
      <text:p text:style-name="P1"><text:s text:c="4"/>if len(s1) != len(s2) {</text:p>
      <text:p text:style-name="P1"><text:s text:c="8"/>return false</text:p>
      <text:p text:style-name="P1"><text:s text:c="4"/>}</text:p>
      <text:p text:style-name="P1"><text:s text:c="4"/>freq1 := charFrequency(s1)</text:p>
      <text:p text:style-name="P1"><text:s text:c="4"/>freq2 := charFrequency(s2)</text:p>
      <text:p text:style-name="P1"><text:s text:c="4"/>for k, v := range freq1 {</text:p>
      <text:p text:style-name="P1"><text:s text:c="8"/>if freq2[k] != v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Find first non-repeating character</text:p>
      <text:p text:style-name="P1">func firstNonRepeating(s string) rune {</text:p>
      <text:p text:style-name="P1"><text:s text:c="4"/>freq := charFrequency(s)</text:p>
      <text:p text:style-name="P1"><text:s text:c="4"/>for _, ch := range s {</text:p>
      <text:p text:style-name="P1"><text:s text:c="8"/>if freq[ch] == 1 {</text:p>
      <text:p text:style-name="P1"><text:soft-page-break/><text:s text:c="12"/>return ch</text:p>
      <text:p text:style-name="P1"><text:s text:c="8"/>}</text:p>
      <text:p text:style-name="P1"><text:s text:c="4"/>}</text:p>
      <text:p text:style-name="P1"><text:s text:c="4"/>return 0</text:p>
      <text:p text:style-name="P1">}</text:p>
      <text:p text:style-name="P1"/>
      <text:p text:style-name="P1">// 3. Searching Algorithms</text:p>
      <text:p text:style-name="P1">// Linear search</text:p>
      <text:p text:style-name="P1">func linearSearch(arr []int, target int) int {</text:p>
      <text:p text:style-name="P1"><text:s text:c="4"/>for i, v := range arr {</text:p>
      <text:p text:style-name="P1"><text:s text:c="8"/>if v == target {</text:p>
      <text:p text:style-name="P1"><text:s text:c="12"/>return i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Binary search</text:p>
      <text:p text:style-name="P1">func binarySearch(arr []int, target int) int {</text:p>
      <text:p text:style-name="P1"><text:s text:c="4"/>left, right := 0, len(arr)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turn mid</text:p>
      <text:p text:style-name="P1"><text:s text:c="8"/>}</text:p>
      <text:p text:style-name="P1"><text:s text:c="8"/>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First occurrence in sorted array</text:p>
      <text:p text:style-name="P1">func firstOccurrence(arr []int, target int) int {</text:p>
      <text:p text:style-name="P1"><text:s text:c="4"/>left, right := 0, len(arr)-1</text:p>
      <text:p text:style-name="P1"><text:s text:c="4"/>result := 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sult = mid</text:p>
      <text:p text:style-name="P1"><text:s text:c="12"/>right = mid - 1</text:p>
      <text:p text:style-name="P1"><text:s text:c="8"/>} else 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Last occurrence in sorted array</text:p>
      <text:p text:style-name="P1">func lastOccurrence(arr []int, target int) int {</text:p>
      <text:p text:style-name="P1"><text:s text:c="4"/>left, right := 0, len(arr)-1</text:p>
      <text:p text:style-name="P1"><text:s text:c="4"/>result := -1</text:p>
      <text:p text:style-name="P1"><text:s text:c="4"/>for left &lt;= right {</text:p>
      <text:p text:style-name="P1"><text:s text:c="8"/>mid := left + (right-left)/2</text:p>
      <text:p text:style-name="P1"><text:s text:c="8"/>if arr[mid] == target {</text:p>
      <text:p text:style-name="P1"><text:s text:c="12"/>result = mid</text:p>
      <text:p text:style-name="P1"><text:s text:c="12"/>left = mid + 1</text:p>
      <text:p text:style-name="P1"><text:s text:c="8"/>} else if arr[mid] &lt; target {</text:p>
      <text:p text:style-name="P1"><text:s text:c="12"/>left = mid + 1</text:p>
      <text:p text:style-name="P1"><text:s text:c="8"/>} else {</text:p>
      <text:p text:style-name="P1"><text:s text:c="12"/>right = mid -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Count occurrences in sorted array</text:p>
      <text:p text:style-name="P1">func countOccurrences(arr []int, target int) int {</text:p>
      <text:p text:style-name="P1"><text:s text:c="4"/>first := firstOccurrence(arr, target)</text:p>
      <text:p text:style-name="P1"><text:s text:c="4"/>if first == -1 {</text:p>
      <text:p text:style-name="P1"><text:s text:c="8"/>return 0</text:p>
      <text:p text:style-name="P1"><text:s text:c="4"/>}</text:p>
      <text:p text:style-name="P1"><text:s text:c="4"/>last := lastOccurrence(arr, target)</text:p>
      <text:p text:style-name="P1"><text:s text:c="4"/>return last - first + 1</text:p>
      <text:p text:style-name="P1">}</text:p>
      <text:p text:style-name="P1"/>
      <text:p text:style-name="P1">// 4. Sorting Helpers</text:p>
      <text:p text:style-name="P1">// Custom sort using key</text:p>
      <text:p text:style-name="P1">type Sortable struct {</text:p>
      <text:p text:style-name="P1"><text:s text:c="4"/>Value int</text:p>
      <text:p text:style-name="P1"><text:s text:c="4"/>Key <text:s text:c="2"/>int</text:p>
      <text:p text:style-name="P1">}</text:p>
      <text:p text:style-name="P1"/>
      <text:p text:style-name="P1">func customSort(arr []Sortable) []Sortable {</text:p>
      <text:p text:style-name="P1"><text:s text:c="4"/>for i := 0; i &lt; len(arr); i++ {</text:p>
      <text:p text:style-name="P1"><text:s text:c="8"/>for j := i + 1; j &lt; len(arr); j++ {</text:p>
      <text:p text:style-name="P1"><text:s text:c="12"/>if arr[j].Key &lt; arr[i].Key {</text:p>
      <text:p text:style-name="P1"><text:s text:c="16"/>arr[i], arr[j] = arr[j], arr[i]</text:p>
      <text:p text:style-name="P1"><text:s text:c="12"/>}</text:p>
      <text:p text:style-name="P1"><text:s text:c="8"/>}</text:p>
      <text:p text:style-name="P1"><text:s text:c="4"/>}</text:p>
      <text:p text:style-name="P1"><text:s text:c="4"/>return arr</text:p>
      <text:p text:style-name="P1">}</text:p>
      <text:p text:style-name="P1"/>
      <text:p text:style-name="P1">// Sort by frequency</text:p>
      <text:p text:style-name="P1">func sortByFrequency(arr []int) []int {</text:p>
      <text:p text:style-name="P1"><text:s text:c="4"/>freq := make(map[int]int)</text:p>
      <text:p text:style-name="P1"><text:s text:c="4"/>for _, v := range arr {</text:p>
      <text:p text:style-name="P1"><text:s text:c="8"/>freq[v]++</text:p>
      <text:p text:style-name="P1"><text:s text:c="4"/>}</text:p>
      <text:p text:style-name="P1"><text:s text:c="4"/></text:p>
      <text:p text:style-name="P1"><text:s text:c="4"/>// Convert to slice for sorting</text:p>
      <text:p text:style-name="P1"><text:s text:c="4"/>type item struct {</text:p>
      <text:p text:style-name="P1"><text:s text:c="8"/>value int</text:p>
      <text:p text:style-name="P1"><text:s text:c="8"/>count int</text:p>
      <text:p text:style-name="P1"><text:s text:c="4"/>}</text:p>
      <text:p text:style-name="P1"><text:s text:c="4"/></text:p>
      <text:p text:style-name="P1"><text:s text:c="4"/>items := make([]item, 0, len(freq))</text:p>
      <text:p text:style-name="P1"><text:s text:c="4"/>for k, v := range freq {</text:p>
      <text:p text:style-name="P1"><text:s text:c="8"/>items = append(items, item{k, v})</text:p>
      <text:p text:style-name="P1"><text:s text:c="4"/>}</text:p>
      <text:p text:style-name="P1"><text:s text:c="4"/></text:p>
      <text:p text:style-name="P1"><text:s text:c="4"/>// Bubble sort by frequency then value</text:p>
      <text:p text:style-name="P1"><text:s text:c="4"/>for i := 0; i &lt; len(items); i++ {</text:p>
      <text:p text:style-name="P1"><text:s text:c="8"/>for j := i + 1; j &lt; len(items); j++ {</text:p>
      <text:p text:style-name="P1"><text:s text:c="12"/>if items[j].count &gt; items[i].count || </text:p>
      <text:p text:style-name="P1"><text:soft-page-break/><text:s text:c="15"/>(items[j].count == items[i].count &amp;&amp; items[j].value &lt; items[i].value) {</text:p>
      <text:p text:style-name="P1"><text:s text:c="16"/>items[i], items[j] = items[j], items[i]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// Build result</text:p>
      <text:p text:style-name="P1"><text:s text:c="4"/>result := make([]int, 0, len(arr))</text:p>
      <text:p text:style-name="P1"><text:s text:c="4"/>for _, it := range items {</text:p>
      <text:p text:style-name="P1"><text:s text:c="8"/>for i := 0; i &lt; it.count; i++ {</text:p>
      <text:p text:style-name="P1"><text:s text:c="12"/>result = append(result, it.value)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Sort strings by length</text:p>
      <text:p text:style-name="P1">func sortStringsByLength(strs []string) []string {</text:p>
      <text:p text:style-name="P1"><text:s text:c="4"/>for i := 0; i &lt; len(strs); i++ {</text:p>
      <text:p text:style-name="P1"><text:s text:c="8"/>for j := i + 1; j &lt; len(strs); j++ {</text:p>
      <text:p text:style-name="P1"><text:s text:c="12"/>if len(strs[j]) &lt; len(strs[i]) {</text:p>
      <text:p text:style-name="P1"><text:s text:c="16"/>strs[i], strs[j] = strs[j], strs[i]</text:p>
      <text:p text:style-name="P1"><text:s text:c="12"/>}</text:p>
      <text:p text:style-name="P1"><text:s text:c="8"/>}</text:p>
      <text:p text:style-name="P1"><text:s text:c="4"/>}</text:p>
      <text:p text:style-name="P1"><text:s text:c="4"/>return strs</text:p>
      <text:p text:style-name="P1">}</text:p>
      <text:p text:style-name="P1"/>
      <text:p text:style-name="P1">// Kth smallest element</text:p>
      <text:p text:style-name="P1">func kthSmallest(arr []int, k int) int {</text:p>
      <text:p text:style-name="P1"><text:s text:c="4"/>if k &lt;= 0 || k &gt; len(arr) {</text:p>
      <text:p text:style-name="P1"><text:s text:c="8"/>return -1</text:p>
      <text:p text:style-name="P1"><text:s text:c="4"/>}</text:p>
      <text:p text:style-name="P1"><text:s text:c="4"/>// Simple bubble sort for demonstration</text:p>
      <text:p text:style-name="P1"><text:s text:c="4"/>for i := 0; i &lt; len(arr); i++ {</text:p>
      <text:p text:style-name="P1"><text:s text:c="8"/>for j := i + 1; j &lt; len(arr); j++ {</text:p>
      <text:p text:style-name="P1"><text:s text:c="12"/>if arr[j] &lt; arr[i] {</text:p>
      <text:p text:style-name="P1"><text:s text:c="16"/>arr[i], arr[j] = arr[j], arr[i]</text:p>
      <text:p text:style-name="P1"><text:s text:c="12"/>}</text:p>
      <text:p text:style-name="P1"><text:s text:c="8"/>}</text:p>
      <text:p text:style-name="P1"><text:s text:c="4"/>}</text:p>
      <text:p text:style-name="P1"><text:s text:c="4"/>return arr[k-1]</text:p>
      <text:p text:style-name="P1">}</text:p>
      <text:p text:style-name="P1"/>
      <text:p text:style-name="P1">// 5. Two Pointers Patterns</text:p>
      <text:p text:style-name="P1">// Pair sum in sorted array</text:p>
      <text:p text:style-name="P1">func pairSumSorted(arr []int, target int) [][]int {</text:p>
      <text:p text:style-name="P1"><text:s text:c="4"/>result := [][]int{}</text:p>
      <text:p text:style-name="P1"><text:s text:c="4"/>left, right := 0, len(arr)-1</text:p>
      <text:p text:style-name="P1"><text:s text:c="4"/>for left &lt; right {</text:p>
      <text:p text:style-name="P1"><text:s text:c="8"/>sum := arr[left] + arr[right]</text:p>
      <text:p text:style-name="P1"><text:s text:c="8"/>if sum == target {</text:p>
      <text:p text:style-name="P1"><text:s text:c="12"/>result = append(result, []int{arr[left], arr[right]})</text:p>
      <text:p text:style-name="P1"><text:s text:c="12"/>left++</text:p>
      <text:p text:style-name="P1"><text:s text:c="12"/>right--</text:p>
      <text:p text:style-name="P1"><text:s text:c="8"/>} else if sum &lt; target {</text:p>
      <text:p text:style-name="P1"><text:s text:c="12"/>left++</text:p>
      <text:p text:style-name="P1"><text:s text:c="8"/>} else {</text:p>
      <text:p text:style-name="P1"><text:s text:c="12"/>right--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Remove duplicates in-place</text:p>
      <text:p text:style-name="P1">func removeDuplicatesInPlace(arr []int) []int {</text:p>
      <text:p text:style-name="P1"><text:s text:c="4"/>if len(arr) == 0 {</text:p>
      <text:p text:style-name="P1"><text:s text:c="8"/>return arr</text:p>
      <text:p text:style-name="P1"><text:s text:c="4"/>}</text:p>
      <text:p text:style-name="P1"><text:s text:c="4"/>j := 1</text:p>
      <text:p text:style-name="P1"><text:s text:c="4"/>for i := 1; i &lt; len(arr); i++ {</text:p>
      <text:p text:style-name="P1"><text:s text:c="8"/>if arr[i] != arr[i-1] {</text:p>
      <text:p text:style-name="P1"><text:s text:c="12"/>arr[j] = arr[i]</text:p>
      <text:p text:style-name="P1"><text:s text:c="12"/>j++</text:p>
      <text:p text:style-name="P1"><text:s text:c="8"/>}</text:p>
      <text:p text:style-name="P1"><text:s text:c="4"/>}</text:p>
      <text:p text:style-name="P1"><text:s text:c="4"/>return arr[:j]</text:p>
      <text:p text:style-name="P1">}</text:p>
      <text:p text:style-name="P1"/>
      <text:p text:style-name="P1">// Reverse vowels</text:p>
      <text:p text:style-name="P1">func reverseVowels(s string) string {</text:p>
      <text:p text:style-name="P1"><text:s text:c="4"/>vowels := map[byte]bool{</text:p>
      <text:p text:style-name="P1"><text:s text:c="8"/>'a': true, 'e': true, 'i': true, 'o': true, 'u': true,</text:p>
      <text:p text:style-name="P1"><text:s text:c="8"/>'A': true, 'E': true, 'I': true, 'O': true, 'U': true,</text:p>
      <text:p text:style-name="P1"><text:s text:c="4"/>}</text:p>
      <text:p text:style-name="P1"><text:s text:c="4"/>bytes := []byte(s)</text:p>
      <text:p text:style-name="P1"><text:s text:c="4"/>left, right := 0, len(bytes)-1</text:p>
      <text:p text:style-name="P1"><text:s text:c="4"/>for left &lt; right {</text:p>
      <text:p text:style-name="P1"><text:s text:c="8"/>for left &lt; right &amp;&amp; !vowels[bytes[left]] {</text:p>
      <text:p text:style-name="P1"><text:s text:c="12"/>left++</text:p>
      <text:p text:style-name="P1"><text:s text:c="8"/>}</text:p>
      <text:p text:style-name="P1"><text:s text:c="8"/>for left &lt; right &amp;&amp; !vowels[bytes[right]] {</text:p>
      <text:p text:style-name="P1"><text:s text:c="12"/>right--</text:p>
      <text:p text:style-name="P1"><text:s text:c="8"/>}</text:p>
      <text:p text:style-name="P1"><text:s text:c="8"/>bytes[left], bytes[right] = bytes[right], bytes[left]</text:p>
      <text:p text:style-name="P1"><text:s text:c="8"/>left++</text:p>
      <text:p text:style-name="P1"><text:s text:c="8"/>right--</text:p>
      <text:p text:style-name="P1"><text:s text:c="4"/>}</text:p>
      <text:p text:style-name="P1"><text:s text:c="4"/>return string(bytes)</text:p>
      <text:p text:style-name="P1">}</text:p>
      <text:p text:style-name="P1"/>
      <text:p text:style-name="P1">// Merge two sorted arrays</text:p>
      <text:p text:style-name="P1">func mergeSortedArrays(arr1, arr2 []int) []int {</text:p>
      <text:p text:style-name="P1"><text:s text:c="4"/>result := make([]int, len(arr1)+len(arr2))</text:p>
      <text:p text:style-name="P1"><text:s text:c="4"/>i, j, k := 0, 0, 0</text:p>
      <text:p text:style-name="P1"><text:s text:c="4"/>for i &lt; len(arr1) &amp;&amp; j &lt; len(arr2) {</text:p>
      <text:p text:style-name="P1"><text:s text:c="8"/>if arr1[i] &lt;= arr2[j] {</text:p>
      <text:p text:style-name="P1"><text:s text:c="12"/>result[k] = arr1[i]</text:p>
      <text:p text:style-name="P1"><text:s text:c="12"/>i++</text:p>
      <text:p text:style-name="P1"><text:s text:c="8"/>} else {</text:p>
      <text:p text:style-name="P1"><text:s text:c="12"/>result[k] = arr2[j]</text:p>
      <text:p text:style-name="P1"><text:s text:c="12"/>j++</text:p>
      <text:p text:style-name="P1"><text:s text:c="8"/>}</text:p>
      <text:p text:style-name="P1"><text:s text:c="8"/>k++</text:p>
      <text:p text:style-name="P1"><text:s text:c="4"/>}</text:p>
      <text:p text:style-name="P1"><text:s text:c="4"/>for i &lt; len(arr1) {</text:p>
      <text:p text:style-name="P1"><text:s text:c="8"/>result[k] = arr1[i]</text:p>
      <text:p text:style-name="P1"><text:s text:c="8"/>i++</text:p>
      <text:p text:style-name="P1"><text:s text:c="8"/>k++</text:p>
      <text:p text:style-name="P1"><text:soft-page-break/><text:s text:c="4"/>}</text:p>
      <text:p text:style-name="P1"><text:s text:c="4"/>for j &lt; len(arr2) {</text:p>
      <text:p text:style-name="P1"><text:s text:c="8"/>result[k] = arr2[j]</text:p>
      <text:p text:style-name="P1"><text:s text:c="8"/>j++</text:p>
      <text:p text:style-name="P1"><text:s text:c="8"/>k++</text:p>
      <text:p text:style-name="P1"><text:s text:c="4"/>}</text:p>
      <text:p text:style-name="P1"><text:s text:c="4"/>return result</text:p>
      <text:p text:style-name="P1">}</text:p>
      <text:p text:style-name="P1"/>
      <text:p text:style-name="P1">// Check palindrome ignoring non-alphanumeric</text:p>
      <text:p text:style-name="P1">func isAlphanumeric(ch byte) bool {</text:p>
      <text:p text:style-name="P1"><text:s text:c="4"/>return (ch &gt;= 'a' &amp;&amp; ch &lt;= 'z') || (ch &gt;= 'A' &amp;&amp; ch &lt;= 'Z') || (ch &gt;= '0' &amp;&amp; ch &lt;= '9')</text:p>
      <text:p text:style-name="P1">}</text:p>
      <text:p text:style-name="P1"/>
      <text:p text:style-name="P1">func isPalindromeAlphaNum(s string) bool {</text:p>
      <text:p text:style-name="P1"><text:s text:c="4"/>bytes := []byte(s)</text:p>
      <text:p text:style-name="P1"><text:s text:c="4"/>left, right := 0, len(bytes)-1</text:p>
      <text:p text:style-name="P1"><text:s text:c="4"/>for left &lt; right {</text:p>
      <text:p text:style-name="P1"><text:s text:c="8"/>for left &lt; right &amp;&amp; !isAlphanumeric(bytes[left]) {</text:p>
      <text:p text:style-name="P1"><text:s text:c="12"/>left++</text:p>
      <text:p text:style-name="P1"><text:s text:c="8"/>}</text:p>
      <text:p text:style-name="P1"><text:s text:c="8"/>for left &lt; right &amp;&amp; !isAlphanumeric(bytes[right]) {</text:p>
      <text:p text:style-name="P1"><text:s text:c="12"/>right--</text:p>
      <text:p text:style-name="P1"><text:s text:c="8"/>}</text:p>
      <text:p text:style-name="P1"><text:s text:c="8"/>lowerLeft := bytes[left]</text:p>
      <text:p text:style-name="P1"><text:s text:c="8"/>lowerRight := bytes[right]</text:p>
      <text:p text:style-name="P1"><text:s text:c="8"/>if lowerLeft &gt;= 'A' &amp;&amp; lowerLeft &lt;= 'Z' {</text:p>
      <text:p text:style-name="P1"><text:s text:c="12"/>lowerLeft += 32</text:p>
      <text:p text:style-name="P1"><text:s text:c="8"/>}</text:p>
      <text:p text:style-name="P1"><text:s text:c="8"/>if lowerRight &gt;= 'A' &amp;&amp; lowerRight &lt;= 'Z' {</text:p>
      <text:p text:style-name="P1"><text:s text:c="12"/>lowerRight += 32</text:p>
      <text:p text:style-name="P1"><text:s text:c="8"/>}</text:p>
      <text:p text:style-name="P1"><text:s text:c="8"/>if lowerLeft != lowerRight {</text:p>
      <text:p text:style-name="P1"><text:s text:c="12"/>return false</text:p>
      <text:p text:style-name="P1"><text:s text:c="8"/>}</text:p>
      <text:p text:style-name="P1"><text:s text:c="8"/>left++</text:p>
      <text:p text:style-name="P1"><text:s text:c="8"/>right--</text:p>
      <text:p text:style-name="P1"><text:s text:c="4"/>}</text:p>
      <text:p text:style-name="P1"><text:s text:c="4"/>return true</text:p>
      <text:p text:style-name="P1">}</text:p>
      <text:p text:style-name="P1"/>
      <text:p text:style-name="P1">// 6. Sliding Window Patterns</text:p>
      <text:p text:style-name="P1">// Maximum sum subarray of size k</text:p>
      <text:p text:style-name="P1">func maxSumSubarray(arr []int, k int) int {</text:p>
      <text:p text:style-name="P1"><text:s text:c="4"/>if len(arr) &lt; k {</text:p>
      <text:p text:style-name="P1"><text:s text:c="8"/>return 0</text:p>
      <text:p text:style-name="P1"><text:s text:c="4"/>}</text:p>
      <text:p text:style-name="P1"><text:s text:c="4"/>maxSum := 0</text:p>
      <text:p text:style-name="P1"><text:s text:c="4"/>windowSum := 0</text:p>
      <text:p text:style-name="P1"><text:s text:c="4"/>for i := 0; i &lt; k; i++ {</text:p>
      <text:p text:style-name="P1"><text:s text:c="8"/>windowSum += arr[i]</text:p>
      <text:p text:style-name="P1"><text:s text:c="4"/>}</text:p>
      <text:p text:style-name="P1"><text:s text:c="4"/>maxSum = windowSum</text:p>
      <text:p text:style-name="P1"><text:s text:c="4"/>for i := k; i &lt; len(arr); i++ {</text:p>
      <text:p text:style-name="P1"><text:s text:c="8"/>windowSum += arr[i] - arr[i-k]</text:p>
      <text:p text:style-name="P1"><text:s text:c="8"/>if windowSum &gt; maxSum {</text:p>
      <text:p text:style-name="P1"><text:s text:c="12"/>maxSum = windowSum</text:p>
      <text:p text:style-name="P1"><text:s text:c="8"/>}</text:p>
      <text:p text:style-name="P1"><text:s text:c="4"/>}</text:p>
      <text:p text:style-name="P1"><text:s text:c="4"/>return maxSum</text:p>
      <text:p text:style-name="P1">}</text:p>
      <text:p text:style-name="P1"/>
      <text:p text:style-name="P1">// Longest substring without repeating characters</text:p>
      <text:p text:style-name="P1">func longestUniqueSubstring(s string) int {</text:p>
      <text:p text:style-name="P1"><text:s text:c="4"/>lastSeen := make(map[byte]int)</text:p>
      <text:p text:style-name="P1"><text:s text:c="4"/>maxLen := 0</text:p>
      <text:p text:style-name="P1"><text:s text:c="4"/>start := 0</text:p>
      <text:p text:style-name="P1"><text:s text:c="4"/>for i := 0; i &lt; len(s); i++ {</text:p>
      <text:p text:style-name="P1"><text:s text:c="8"/>if idx, found := lastSeen[s[i]]; found &amp;&amp; idx &gt;= start {</text:p>
      <text:p text:style-name="P1"><text:s text:c="12"/>start = idx + 1</text:p>
      <text:p text:style-name="P1"><text:s text:c="8"/>}</text:p>
      <text:p text:style-name="P1"><text:s text:c="8"/>lastSeen[s[i]] = i</text:p>
      <text:p text:style-name="P1"><text:s text:c="8"/>if i-start+1 &gt; maxLen {</text:p>
      <text:p text:style-name="P1"><text:s text:c="12"/>maxLen = i - start + 1</text:p>
      <text:p text:style-name="P1"><text:s text:c="8"/>}</text:p>
      <text:p text:style-name="P1"><text:s text:c="4"/>}</text:p>
      <text:p text:style-name="P1"><text:s text:c="4"/>return maxLen</text:p>
      <text:p text:style-name="P1">}</text:p>
      <text:p text:style-name="P1"/>
      <text:p text:style-name="P1">// Longest substring with k distinct characters</text:p>
      <text:p text:style-name="P1">func longestSubstringKDistinct(s string, k int) int {</text:p>
      <text:p text:style-name="P1"><text:s text:c="4"/>if k == 0 {</text:p>
      <text:p text:style-name="P1"><text:s text:c="8"/>return 0</text:p>
      <text:p text:style-name="P1"><text:s text:c="4"/>}</text:p>
      <text:p text:style-name="P1"><text:s text:c="4"/>freq := make(map[byte]int)</text:p>
      <text:p text:style-name="P1"><text:s text:c="4"/>maxLen := 0</text:p>
      <text:p text:style-name="P1"><text:s text:c="4"/>left := 0</text:p>
      <text:p text:style-name="P1"><text:s text:c="4"/>for right := 0; right &lt; len(s); right++ {</text:p>
      <text:p text:style-name="P1"><text:s text:c="8"/>freq[s[right]]++</text:p>
      <text:p text:style-name="P1"><text:s text:c="8"/>for len(freq) &gt; k {</text:p>
      <text:p text:style-name="P1"><text:s text:c="12"/>freq[s[left]]--</text:p>
      <text:p text:style-name="P1"><text:s text:c="12"/>if freq[s[left]] == 0 {</text:p>
      <text:p text:style-name="P1"><text:s text:c="16"/>delete(freq, s[left])</text:p>
      <text:p text:style-name="P1"><text:s text:c="12"/>}</text:p>
      <text:p text:style-name="P1"><text:s text:c="12"/>left++</text:p>
      <text:p text:style-name="P1"><text:s text:c="8"/>}</text:p>
      <text:p text:style-name="P1"><text:s text:c="8"/>if right-left+1 &gt; maxLen {</text:p>
      <text:p text:style-name="P1"><text:s text:c="12"/>maxLen = right - left + 1</text:p>
      <text:p text:style-name="P1"><text:s text:c="8"/>}</text:p>
      <text:p text:style-name="P1"><text:s text:c="4"/>}</text:p>
      <text:p text:style-name="P1"><text:s text:c="4"/>return maxLen</text:p>
      <text:p text:style-name="P1">}</text:p>
      <text:p text:style-name="P1"/>
      <text:p text:style-name="P1">// Count subarrays with given sum</text:p>
      <text:p text:style-name="P1">func countSubarraysWithSum(arr []int, target int) int {</text:p>
      <text:p text:style-name="P1"><text:s text:c="4"/>count := 0</text:p>
      <text:p text:style-name="P1"><text:s text:c="4"/>for start := 0; start &lt; len(arr); start++ {</text:p>
      <text:p text:style-name="P1"><text:s text:c="8"/>sum := 0</text:p>
      <text:p text:style-name="P1"><text:s text:c="8"/>for end := start; end &lt; len(arr); end++ {</text:p>
      <text:p text:style-name="P1"><text:s text:c="12"/>sum += arr[end]</text:p>
      <text:p text:style-name="P1"><text:s text:c="12"/>if sum == target {</text:p>
      <text:p text:style-name="P1"><text:s text:c="16"/>count++</text:p>
      <text:p text:style-name="P1"><text:s text:c="12"/>}</text:p>
      <text:p text:style-name="P1"><text:s text:c="8"/>}</text:p>
      <text:p text:style-name="P1"><text:s text:c="4"/>}</text:p>
      <text:p text:style-name="P1"><text:s text:c="4"/>return count</text:p>
      <text:p text:style-name="P1">}</text:p>
      <text:p text:style-name="P1"/>
      <text:p text:style-name="P1"><text:soft-page-break/>// Minimum window substring</text:p>
      <text:p text:style-name="P1">func minWindow(s, t string) string {</text:p>
      <text:p text:style-name="P1"><text:s text:c="4"/>if len(s) == 0 || len(t) == 0 {</text:p>
      <text:p text:style-name="P1"><text:s text:c="8"/>return ""</text:p>
      <text:p text:style-name="P1"><text:s text:c="4"/>}</text:p>
      <text:p text:style-name="P1"><text:s text:c="4"/></text:p>
      <text:p text:style-name="P1"><text:s text:c="4"/>targetFreq := make(map[byte]int)</text:p>
      <text:p text:style-name="P1"><text:s text:c="4"/>windowFreq := make(map[byte]int)</text:p>
      <text:p text:style-name="P1"><text:s text:c="4"/>for i := 0; i &lt; len(t); i++ {</text:p>
      <text:p text:style-name="P1"><text:s text:c="8"/>targetFreq[t[i]]++</text:p>
      <text:p text:style-name="P1"><text:s text:c="4"/>}</text:p>
      <text:p text:style-name="P1"><text:s text:c="4"/></text:p>
      <text:p text:style-name="P1"><text:s text:c="4"/>required := len(targetFreq)</text:p>
      <text:p text:style-name="P1"><text:s text:c="4"/>formed := 0</text:p>
      <text:p text:style-name="P1"><text:s text:c="4"/>left, right := 0, 0</text:p>
      <text:p text:style-name="P1"><text:s text:c="4"/>minLen := len(s) + 1</text:p>
      <text:p text:style-name="P1"><text:s text:c="4"/>minStart := 0</text:p>
      <text:p text:style-name="P1"><text:s text:c="4"/></text:p>
      <text:p text:style-name="P1"><text:s text:c="4"/>for right &lt; len(s) {</text:p>
      <text:p text:style-name="P1"><text:s text:c="8"/>ch := s[right]</text:p>
      <text:p text:style-name="P1"><text:s text:c="8"/>windowFreq[ch]++</text:p>
      <text:p text:style-name="P1"><text:s text:c="8"/></text:p>
      <text:p text:style-name="P1"><text:s text:c="8"/>if targetFreq[ch] &gt; 0 &amp;&amp; windowFreq[ch] == targetFreq[ch] {</text:p>
      <text:p text:style-name="P1"><text:s text:c="12"/>formed++</text:p>
      <text:p text:style-name="P1"><text:s text:c="8"/>}</text:p>
      <text:p text:style-name="P1"><text:s text:c="8"/></text:p>
      <text:p text:style-name="P1"><text:s text:c="8"/>for left &lt;= right &amp;&amp; formed == required {</text:p>
      <text:p text:style-name="P1"><text:s text:c="12"/>if right-left+1 &lt; minLen {</text:p>
      <text:p text:style-name="P1"><text:s text:c="16"/>minLen = right - left + 1</text:p>
      <text:p text:style-name="P1"><text:s text:c="16"/>minStart = left</text:p>
      <text:p text:style-name="P1"><text:s text:c="12"/>}</text:p>
      <text:p text:style-name="P1"><text:s text:c="12"/></text:p>
      <text:p text:style-name="P1"><text:s text:c="12"/>leftCh := s[left]</text:p>
      <text:p text:style-name="P1"><text:s text:c="12"/>windowFreq[leftCh]--</text:p>
      <text:p text:style-name="P1"><text:s text:c="12"/>if targetFreq[leftCh] &gt; 0 &amp;&amp; windowFreq[leftCh] &lt; targetFreq[leftCh] {</text:p>
      <text:p text:style-name="P1"><text:s text:c="16"/>formed--</text:p>
      <text:p text:style-name="P1"><text:s text:c="12"/>}</text:p>
      <text:p text:style-name="P1"><text:s text:c="12"/>left++</text:p>
      <text:p text:style-name="P1"><text:s text:c="8"/>}</text:p>
      <text:p text:style-name="P1"><text:s text:c="8"/>right++</text:p>
      <text:p text:style-name="P1"><text:s text:c="4"/>}</text:p>
      <text:p text:style-name="P1"><text:s text:c="4"/></text:p>
      <text:p text:style-name="P1"><text:s text:c="4"/>if minLen == len(s)+1 {</text:p>
      <text:p text:style-name="P1"><text:s text:c="8"/>return ""</text:p>
      <text:p text:style-name="P1"><text:s text:c="4"/>}</text:p>
      <text:p text:style-name="P1"><text:s text:c="4"/>return s[minStart : minStart+minLen]</text:p>
      <text:p text:style-name="P1">}</text:p>
      <text:p text:style-name="P1"/>
      <text:p text:style-name="P1">// 7. Hashing / Dictionary Usage</text:p>
      <text:p text:style-name="P1">// Two sum</text:p>
      <text:p text:style-name="P1">func twoSum(nums []int, target int) []int {</text:p>
      <text:p text:style-name="P1"><text:s text:c="4"/>seen := make(map[int]int)</text:p>
      <text:p text:style-name="P1"><text:s text:c="4"/>for i, num := range nums {</text:p>
      <text:p text:style-name="P1"><text:s text:c="8"/>complement := target - num</text:p>
      <text:p text:style-name="P1"><text:s text:c="8"/>if idx, found := seen[complement]; found {</text:p>
      <text:p text:style-name="P1"><text:s text:c="12"/>return []int{idx, i}</text:p>
      <text:p text:style-name="P1"><text:s text:c="8"/>}</text:p>
      <text:p text:style-name="P1"><text:s text:c="8"/>seen[num] = i</text:p>
      <text:p text:style-name="P1"><text:s text:c="4"/>}</text:p>
      <text:p text:style-name="P1"><text:s text:c="4"/>return nil</text:p>
      <text:p text:style-name="P1">}</text:p>
      <text:p text:style-name="P1"/>
      <text:p text:style-name="P1">// Group anagrams</text:p>
      <text:p text:style-name="P1">func groupAnagrams(strs []string) [][]string {</text:p>
      <text:p text:style-name="P1"><text:s text:c="4"/>groups := make(map[string][]string)</text:p>
      <text:p text:style-name="P1"><text:s text:c="4"/>for _, s := range strs {</text:p>
      <text:p text:style-name="P1"><text:s text:c="8"/>// Create frequency signature</text:p>
      <text:p text:style-name="P1"><text:s text:c="8"/>freq := make([]int, 26)</text:p>
      <text:p text:style-name="P1"><text:s text:c="8"/>for _, ch := range s {</text:p>
      <text:p text:style-name="P1"><text:s text:c="12"/>freq[ch-'a']++</text:p>
      <text:p text:style-name="P1"><text:s text:c="8"/>}</text:p>
      <text:p text:style-name="P1"><text:s text:c="8"/>// Convert to string key</text:p>
      <text:p text:style-name="P1"><text:s text:c="8"/>key := ""</text:p>
      <text:p text:style-name="P1"><text:s text:c="8"/>for _, count := range freq {</text:p>
      <text:p text:style-name="P1"><text:s text:c="12"/>key += string(count) + ","</text:p>
      <text:p text:style-name="P1"><text:s text:c="8"/>}</text:p>
      <text:p text:style-name="P1"><text:s text:c="8"/>groups[key] = append(groups[key], s)</text:p>
      <text:p text:style-name="P1"><text:s text:c="4"/>}</text:p>
      <text:p text:style-name="P1"><text:s text:c="4"/></text:p>
      <text:p text:style-name="P1"><text:s text:c="4"/>result := make([][]string, 0, len(groups))</text:p>
      <text:p text:style-name="P1"><text:s text:c="4"/>for _, group := range groups {</text:p>
      <text:p text:style-name="P1"><text:s text:c="8"/>result = append(result, group)</text:p>
      <text:p text:style-name="P1"><text:s text:c="4"/>}</text:p>
      <text:p text:style-name="P1"><text:s text:c="4"/>return result</text:p>
      <text:p text:style-name="P1">}</text:p>
      <text:p text:style-name="P1"/>
      <text:p text:style-name="P1">// Longest consecutive sequence</text:p>
      <text:p text:style-name="P1">func longestConsecutive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</text:p>
      <text:p text:style-name="P1"><text:s text:c="4"/>numSet := make(map[int]bool)</text:p>
      <text:p text:style-name="P1"><text:s text:c="4"/>for _, num := range nums {</text:p>
      <text:p text:style-name="P1"><text:s text:c="8"/>numSet[num] = true</text:p>
      <text:p text:style-name="P1"><text:s text:c="4"/>}</text:p>
      <text:p text:style-name="P1"><text:s text:c="4"/></text:p>
      <text:p text:style-name="P1"><text:s text:c="4"/>longest := 0</text:p>
      <text:p text:style-name="P1"><text:s text:c="4"/>for num := range numSet {</text:p>
      <text:p text:style-name="P1"><text:s text:c="8"/>if !numSet[num-1] { // Start of sequence</text:p>
      <text:p text:style-name="P1"><text:s text:c="12"/>current := num</text:p>
      <text:p text:style-name="P1"><text:s text:c="12"/>length := 1</text:p>
      <text:p text:style-name="P1"><text:s text:c="12"/>for numSet[current+1] {</text:p>
      <text:p text:style-name="P1"><text:s text:c="16"/>current++</text:p>
      <text:p text:style-name="P1"><text:s text:c="16"/>length++</text:p>
      <text:p text:style-name="P1"><text:s text:c="12"/>}</text:p>
      <text:p text:style-name="P1"><text:s text:c="12"/>if length &gt; longest {</text:p>
      <text:p text:style-name="P1"><text:s text:c="16"/>longest = length</text:p>
      <text:p text:style-name="P1"><text:s text:c="12"/>}</text:p>
      <text:p text:style-name="P1"><text:s text:c="8"/>}</text:p>
      <text:p text:style-name="P1"><text:s text:c="4"/>}</text:p>
      <text:p text:style-name="P1"><text:s text:c="4"/>return longest</text:p>
      <text:p text:style-name="P1">}</text:p>
      <text:p text:style-name="P1"/>
      <text:p text:style-name="P1">// Find duplicates</text:p>
      <text:p text:style-name="P1">func findDuplicates(nums []int) []int {</text:p>
      <text:p text:style-name="P1"><text:s text:c="4"/>seen := make(map[int]bool)</text:p>
      <text:p text:style-name="P1"><text:s text:c="4"/>duplicates := []int{}</text:p>
      <text:p text:style-name="P1"><text:soft-page-break/><text:s text:c="4"/>for _, num := range nums {</text:p>
      <text:p text:style-name="P1"><text:s text:c="8"/>if seen[num] {</text:p>
      <text:p text:style-name="P1"><text:s text:c="12"/>duplicates = append(duplicates, num)</text:p>
      <text:p text:style-name="P1"><text:s text:c="8"/>} else {</text:p>
      <text:p text:style-name="P1"><text:s text:c="12"/>seen[num] = true</text:p>
      <text:p text:style-name="P1"><text:s text:c="8"/>}</text:p>
      <text:p text:style-name="P1"><text:s text:c="4"/>}</text:p>
      <text:p text:style-name="P1"><text:s text:c="4"/>return duplicates</text:p>
      <text:p text:style-name="P1">}</text:p>
      <text:p text:style-name="P1"/>
      <text:p text:style-name="P1">// 8. Stack Utilities</text:p>
      <text:p text:style-name="P1">type Stack []int</text:p>
      <text:p text:style-name="P1"/>
      <text:p text:style-name="P1">func (s *Stack) Push(x int) {</text:p>
      <text:p text:style-name="P1"><text:s text:c="4"/>*s = append(*s, x)</text:p>
      <text:p text:style-name="P1">}</text:p>
      <text:p text:style-name="P1"/>
      <text:p text:style-name="P1">func (s *Stack) Pop() int {</text:p>
      <text:p text:style-name="P1"><text:s text:c="4"/>if len(*s) == 0 {</text:p>
      <text:p text:style-name="P1"><text:s text:c="8"/>return -1</text:p>
      <text:p text:style-name="P1"><text:s text:c="4"/>}</text:p>
      <text:p text:style-name="P1"><text:s text:c="4"/>x := (*s)[len(*s)-1]</text:p>
      <text:p text:style-name="P1"><text:s text:c="4"/>*s = (*s)[:len(*s)-1]</text:p>
      <text:p text:style-name="P1"><text:s text:c="4"/>return x</text:p>
      <text:p text:style-name="P1">}</text:p>
      <text:p text:style-name="P1"/>
      <text:p text:style-name="P1">func (s *Stack) Peek() int {</text:p>
      <text:p text:style-name="P1"><text:s text:c="4"/>if len(*s) == 0 {</text:p>
      <text:p text:style-name="P1"><text:s text:c="8"/>return -1</text:p>
      <text:p text:style-name="P1"><text:s text:c="4"/>}</text:p>
      <text:p text:style-name="P1"><text:s text:c="4"/>return (*s)[len(*s)-1]</text:p>
      <text:p text:style-name="P1">}</text:p>
      <text:p text:style-name="P1"/>
      <text:p text:style-name="P1">func (s *Stack) IsEmpty() bool {</text:p>
      <text:p text:style-name="P1"><text:s text:c="4"/>return len(*s) == 0</text:p>
      <text:p text:style-name="P1">}</text:p>
      <text:p text:style-name="P1"/>
      <text:p text:style-name="P1">// Valid parentheses</text:p>
      <text:p text:style-name="P1">func isValidParentheses(s string) bool {</text:p>
      <text:p text:style-name="P1"><text:s text:c="4"/>stack := Stack{}</text:p>
      <text:p text:style-name="P1"><text:s text:c="4"/>pairs := map[byte]byte{</text:p>
      <text:p text:style-name="P1"><text:s text:c="8"/>')': '(',</text:p>
      <text:p text:style-name="P1"><text:s text:c="8"/>']': '[',</text:p>
      <text:p text:style-name="P1"><text:s text:c="8"/>'}': '{',</text:p>
      <text:p text:style-name="P1"><text:s text:c="4"/>}</text:p>
      <text:p text:style-name="P1"><text:s text:c="4"/></text:p>
      <text:p text:style-name="P1"><text:s text:c="4"/>for i := 0; i &lt; len(s); i++ {</text:p>
      <text:p text:style-name="P1"><text:s text:c="8"/>ch := s[i]</text:p>
      <text:p text:style-name="P1"><text:s text:c="8"/>switch ch {</text:p>
      <text:p text:style-name="P1"><text:s text:c="8"/>case '(', '[', '{':</text:p>
      <text:p text:style-name="P1"><text:s text:c="12"/>stack.Push(int(ch))</text:p>
      <text:p text:style-name="P1"><text:s text:c="8"/>case ')', ']', '}':</text:p>
      <text:p text:style-name="P1"><text:s text:c="12"/>if stack.IsEmpty() || stack.Peek() != int(pairs[ch]) {</text:p>
      <text:p text:style-name="P1"><text:s text:c="16"/>return false</text:p>
      <text:p text:style-name="P1"><text:s text:c="12"/>}</text:p>
      <text:p text:style-name="P1"><text:s text:c="12"/>stack.Pop()</text:p>
      <text:p text:style-name="P1"><text:s text:c="8"/>}</text:p>
      <text:p text:style-name="P1"><text:s text:c="4"/>}</text:p>
      <text:p text:style-name="P1"><text:s text:c="4"/>return stack.IsEmpty()</text:p>
      <text:p text:style-name="P1">}</text:p>
      <text:p text:style-name="P1"/>
      <text:p text:style-name="P1">// Next greater element</text:p>
      <text:p text:style-name="P1">func nextGreaterElement(nums []int) []int {</text:p>
      <text:p text:style-name="P1"><text:s text:c="4"/>result := make([]int, len(nums))</text:p>
      <text:p text:style-name="P1"><text:s text:c="4"/>stack := Stack{}</text:p>
      <text:p text:style-name="P1"><text:s text:c="4"/></text:p>
      <text:p text:style-name="P1"><text:s text:c="4"/>for i := len(nums) - 1; i &gt;= 0; i-- {</text:p>
      <text:p text:style-name="P1"><text:s text:c="8"/>for !stack.IsEmpty() &amp;&amp; stack.Peek() &lt;= nums[i] {</text:p>
      <text:p text:style-name="P1"><text:s text:c="12"/>stack.Pop()</text:p>
      <text:p text:style-name="P1"><text:s text:c="8"/>}</text:p>
      <text:p text:style-name="P1"><text:s text:c="8"/>if stack.IsEmpty() {</text:p>
      <text:p text:style-name="P1"><text:s text:c="12"/>result[i] = -1</text:p>
      <text:p text:style-name="P1"><text:s text:c="8"/>} else {</text:p>
      <text:p text:style-name="P1"><text:s text:c="12"/>result[i] = stack.Peek()</text:p>
      <text:p text:style-name="P1"><text:s text:c="8"/>}</text:p>
      <text:p text:style-name="P1"><text:s text:c="8"/>stack.Push(nums[i])</text:p>
      <text:p text:style-name="P1"><text:s text:c="4"/>}</text:p>
      <text:p text:style-name="P1"><text:s text:c="4"/>return result</text:p>
      <text:p text:style-name="P1">}</text:p>
      <text:p text:style-name="P1"/>
      <text:p text:style-name="P1">// Previous smaller element</text:p>
      <text:p text:style-name="P1">func previousSmallerElement(nums []int) []int {</text:p>
      <text:p text:style-name="P1"><text:s text:c="4"/>result := make([]int, len(nums))</text:p>
      <text:p text:style-name="P1"><text:s text:c="4"/>stack := Stack{}</text:p>
      <text:p text:style-name="P1"><text:s text:c="4"/></text:p>
      <text:p text:style-name="P1"><text:s text:c="4"/>for i := 0; i &lt; len(nums); i++ {</text:p>
      <text:p text:style-name="P1"><text:s text:c="8"/>for !stack.IsEmpty() &amp;&amp; stack.Peek() &gt;= nums[i] {</text:p>
      <text:p text:style-name="P1"><text:s text:c="12"/>stack.Pop()</text:p>
      <text:p text:style-name="P1"><text:s text:c="8"/>}</text:p>
      <text:p text:style-name="P1"><text:s text:c="8"/>if stack.IsEmpty() {</text:p>
      <text:p text:style-name="P1"><text:s text:c="12"/>result[i] = -1</text:p>
      <text:p text:style-name="P1"><text:s text:c="8"/>} else {</text:p>
      <text:p text:style-name="P1"><text:s text:c="12"/>result[i] = stack.Peek()</text:p>
      <text:p text:style-name="P1"><text:s text:c="8"/>}</text:p>
      <text:p text:style-name="P1"><text:s text:c="8"/>stack.Push(nums[i])</text:p>
      <text:p text:style-name="P1"><text:s text:c="4"/>}</text:p>
      <text:p text:style-name="P1"><text:s text:c="4"/>return result</text:p>
      <text:p text:style-name="P1">}</text:p>
      <text:p text:style-name="P1"/>
      <text:p text:style-name="P1">// Evaluate postfix expression</text:p>
      <text:p text:style-name="P1">func evaluatePostfix(tokens []string) int {</text:p>
      <text:p text:style-name="P1"><text:s text:c="4"/>stack := []int{}</text:p>
      <text:p text:style-name="P1"><text:s text:c="4"/>for _, token := range tokens {</text:p>
      <text:p text:style-name="P1"><text:s text:c="8"/>if token == "+" || token == "-" || token == "*" || token == "/" {</text:p>
      <text:p text:style-name="P1"><text:s text:c="12"/>b := stack[len(stack)-1]</text:p>
      <text:p text:style-name="P1"><text:s text:c="12"/>a := stack[len(stack)-2]</text:p>
      <text:p text:style-name="P1"><text:s text:c="12"/>stack = stack[:len(stack)-2]</text:p>
      <text:p text:style-name="P1"><text:s text:c="12"/></text:p>
      <text:p text:style-name="P1"><text:s text:c="12"/>var result int</text:p>
      <text:p text:style-name="P1"><text:s text:c="12"/>switch token {</text:p>
      <text:p text:style-name="P1"><text:s text:c="12"/>case "+":</text:p>
      <text:p text:style-name="P1"><text:s text:c="16"/>result = a + b</text:p>
      <text:p text:style-name="P1"><text:s text:c="12"/>case "-":</text:p>
      <text:p text:style-name="P1"><text:s text:c="16"/>result = a - b</text:p>
      <text:p text:style-name="P1"><text:s text:c="12"/>case "*":</text:p>
      <text:p text:style-name="P1"><text:s text:c="16"/>result = a * b</text:p>
      <text:p text:style-name="P1"><text:s text:c="12"/>case "/":</text:p>
      <text:p text:style-name="P1"><text:s text:c="16"/>result = a / b</text:p>
      <text:p text:style-name="P1"><text:s text:c="12"/>}</text:p>
      <text:p text:style-name="P1"><text:soft-page-break/><text:s text:c="12"/>stack = append(stack, result)</text:p>
      <text:p text:style-name="P1"><text:s text:c="8"/>} else {</text:p>
      <text:p text:style-name="P1"><text:s text:c="12"/>// Convert string to int (simplified)</text:p>
      <text:p text:style-name="P1"><text:s text:c="12"/>num := 0</text:p>
      <text:p text:style-name="P1"><text:s text:c="12"/>for _, ch := range token {</text:p>
      <text:p text:style-name="P1"><text:s text:c="16"/>num = num*10 + int(ch-'0')</text:p>
      <text:p text:style-name="P1"><text:s text:c="12"/>}</text:p>
      <text:p text:style-name="P1"><text:s text:c="12"/>stack = append(stack, num)</text:p>
      <text:p text:style-name="P1"><text:s text:c="8"/>}</text:p>
      <text:p text:style-name="P1"><text:s text:c="4"/>}</text:p>
      <text:p text:style-name="P1"><text:s text:c="4"/>return stack[0]</text:p>
      <text:p text:style-name="P1">}</text:p>
      <text:p text:style-name="P1"/>
      <text:p text:style-name="P1">// Remove adjacent duplicates</text:p>
      <text:p text:style-name="P1">func removeAdjacentDuplicates(s string) string {</text:p>
      <text:p text:style-name="P1"><text:s text:c="4"/>stack := []byte{}</text:p>
      <text:p text:style-name="P1"><text:s text:c="4"/>for i := 0; i &lt; len(s); i++ {</text:p>
      <text:p text:style-name="P1"><text:s text:c="8"/>if len(stack) &gt; 0 &amp;&amp; stack[len(stack)-1] == s[i] {</text:p>
      <text:p text:style-name="P1"><text:s text:c="12"/>stack = stack[:len(stack)-1]</text:p>
      <text:p text:style-name="P1"><text:s text:c="8"/>} else {</text:p>
      <text:p text:style-name="P1"><text:s text:c="12"/>stack = append(stack, s[i])</text:p>
      <text:p text:style-name="P1"><text:s text:c="8"/>}</text:p>
      <text:p text:style-name="P1"><text:s text:c="4"/>}</text:p>
      <text:p text:style-name="P1"><text:s text:c="4"/>return string(stack)</text:p>
      <text:p text:style-name="P1">}</text:p>
      <text:p text:style-name="P1"/>
      <text:p text:style-name="P1">// 9. Queue &amp; Deque</text:p>
      <text:p text:style-name="P1">// Simple queue implementation</text:p>
      <text:p text:style-name="P1">type Queue []int</text:p>
      <text:p text:style-name="P1"/>
      <text:p text:style-name="P1">func (q *Queue) Enqueue(x int) {</text:p>
      <text:p text:style-name="P1"><text:s text:c="4"/>*q = append(*q, x)</text:p>
      <text:p text:style-name="P1">}</text:p>
      <text:p text:style-name="P1"/>
      <text:p text:style-name="P1">func (q *Queue) Dequeue() int {</text:p>
      <text:p text:style-name="P1"><text:s text:c="4"/>if len(*q) == 0 {</text:p>
      <text:p text:style-name="P1"><text:s text:c="8"/>return -1</text:p>
      <text:p text:style-name="P1"><text:s text:c="4"/>}</text:p>
      <text:p text:style-name="P1"><text:s text:c="4"/>x := (*q)[0]</text:p>
      <text:p text:style-name="P1"><text:s text:c="4"/>*q = (*q)[1:]</text:p>
      <text:p text:style-name="P1"><text:s text:c="4"/>return x</text:p>
      <text:p text:style-name="P1">}</text:p>
      <text:p text:style-name="P1"/>
      <text:p text:style-name="P1">func (q *Queue) IsEmpty() bool {</text:p>
      <text:p text:style-name="P1"><text:s text:c="4"/>return len(*q) == 0</text:p>
      <text:p text:style-name="P1">}</text:p>
      <text:p text:style-name="P1"/>
      <text:p text:style-name="P1">// Simple deque implementation</text:p>
      <text:p text:style-name="P1">type Deque []int</text:p>
      <text:p text:style-name="P1"/>
      <text:p text:style-name="P1">func (d *Deque) PushFront(x int) {</text:p>
      <text:p text:style-name="P1"><text:s text:c="4"/>*d = append([]int{x}, *d...)</text:p>
      <text:p text:style-name="P1">}</text:p>
      <text:p text:style-name="P1"/>
      <text:p text:style-name="P1">func (d *Deque) PushBack(x int) {</text:p>
      <text:p text:style-name="P1"><text:s text:c="4"/>*d = append(*d, x)</text:p>
      <text:p text:style-name="P1">}</text:p>
      <text:p text:style-name="P1"/>
      <text:p text:style-name="P1">func (d *Deque) PopFront() int {</text:p>
      <text:p text:style-name="P1"><text:s text:c="4"/>if len(*d) == 0 {</text:p>
      <text:p text:style-name="P1"><text:s text:c="8"/>return -1</text:p>
      <text:p text:style-name="P1"><text:s text:c="4"/>}</text:p>
      <text:p text:style-name="P1"><text:s text:c="4"/>x := (*d)[0]</text:p>
      <text:p text:style-name="P1"><text:s text:c="4"/>*d = (*d)[1:]</text:p>
      <text:p text:style-name="P1"><text:s text:c="4"/>return x</text:p>
      <text:p text:style-name="P1">}</text:p>
      <text:p text:style-name="P1"/>
      <text:p text:style-name="P1">func (d *Deque) PopBack() int {</text:p>
      <text:p text:style-name="P1"><text:s text:c="4"/>if len(*d) == 0 {</text:p>
      <text:p text:style-name="P1"><text:s text:c="8"/>return -1</text:p>
      <text:p text:style-name="P1"><text:s text:c="4"/>}</text:p>
      <text:p text:style-name="P1"><text:s text:c="4"/>x := (*d)[len(*d)-1]</text:p>
      <text:p text:style-name="P1"><text:s text:c="4"/>*d = (*d)[:len(*d)-1]</text:p>
      <text:p text:style-name="P1"><text:s text:c="4"/>return x</text:p>
      <text:p text:style-name="P1">}</text:p>
      <text:p text:style-name="P1"/>
      <text:p text:style-name="P1">// Sliding window maximum</text:p>
      <text:p text:style-name="P1">func slidingWindowMaximum(nums []int, k int) []int {</text:p>
      <text:p text:style-name="P1"><text:s text:c="4"/>if len(nums) == 0 {</text:p>
      <text:p text:style-name="P1"><text:s text:c="8"/>return []int{}</text:p>
      <text:p text:style-name="P1"><text:s text:c="4"/>}</text:p>
      <text:p text:style-name="P1"><text:s text:c="4"/></text:p>
      <text:p text:style-name="P1"><text:s text:c="4"/>result := make([]int, len(nums)-k+1)</text:p>
      <text:p text:style-name="P1"><text:s text:c="4"/>deque := Deque{}</text:p>
      <text:p text:style-name="P1"><text:s text:c="4"/></text:p>
      <text:p text:style-name="P1"><text:s text:c="4"/>for i := 0; i &lt; len(nums); i++ {</text:p>
      <text:p text:style-name="P1"><text:s text:c="8"/>// Remove elements outside window</text:p>
      <text:p text:style-name="P1"><text:s text:c="8"/>if len(deque) &gt; 0 &amp;&amp; deque[0] == i-k {</text:p>
      <text:p text:style-name="P1"><text:s text:c="12"/>deque.PopFront()</text:p>
      <text:p text:style-name="P1"><text:s text:c="8"/>}</text:p>
      <text:p text:style-name="P1"><text:s text:c="8"/></text:p>
      <text:p text:style-name="P1"><text:s text:c="8"/>// Remove smaller elements</text:p>
      <text:p text:style-name="P1"><text:s text:c="8"/>for len(deque) &gt; 0 &amp;&amp; nums[deque[len(deque)-1]] &lt;= nums[i] {</text:p>
      <text:p text:style-name="P1"><text:s text:c="12"/>deque.PopBack()</text:p>
      <text:p text:style-name="P1"><text:s text:c="8"/>}</text:p>
      <text:p text:style-name="P1"><text:s text:c="8"/></text:p>
      <text:p text:style-name="P1"><text:s text:c="8"/>deque.PushBack(i)</text:p>
      <text:p text:style-name="P1"><text:s text:c="8"/></text:p>
      <text:p text:style-name="P1"><text:s text:c="8"/>// Add to result</text:p>
      <text:p text:style-name="P1"><text:s text:c="8"/>if i &gt;= k-1 {</text:p>
      <text:p text:style-name="P1"><text:s text:c="12"/>result[i-k+1] = nums[deque[0]]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First negative number in window</text:p>
      <text:p text:style-name="P1">func firstNegativeInWindow(arr []int, k int) []int {</text:p>
      <text:p text:style-name="P1"><text:s text:c="4"/>if len(arr) &lt; k {</text:p>
      <text:p text:style-name="P1"><text:s text:c="8"/>return []int{}</text:p>
      <text:p text:style-name="P1"><text:s text:c="4"/>}</text:p>
      <text:p text:style-name="P1"><text:s text:c="4"/></text:p>
      <text:p text:style-name="P1"><text:s text:c="4"/>result := make([]int, len(arr)-k+1)</text:p>
      <text:p text:style-name="P1"><text:s text:c="4"/>deque := Deque{}</text:p>
      <text:p text:style-name="P1"><text:s text:c="4"/></text:p>
      <text:p text:style-name="P1"><text:s text:c="4"/>for i := 0; i &lt; len(arr); i++ {</text:p>
      <text:p text:style-name="P1"><text:s text:c="8"/>// Remove elements outside window</text:p>
      <text:p text:style-name="P1"><text:s text:c="8"/>if len(deque) &gt; 0 &amp;&amp; deque[0] == i-k {</text:p>
      <text:p text:style-name="P1"><text:s text:c="12"/>deque.PopFront()</text:p>
      <text:p text:style-name="P1"><text:soft-page-break/><text:s text:c="8"/>}</text:p>
      <text:p text:style-name="P1"><text:s text:c="8"/></text:p>
      <text:p text:style-name="P1"><text:s text:c="8"/>// Add negative numbers</text:p>
      <text:p text:style-name="P1"><text:s text:c="8"/>if arr[i] &lt; 0 {</text:p>
      <text:p text:style-name="P1"><text:s text:c="12"/>deque.PushBack(i)</text:p>
      <text:p text:style-name="P1"><text:s text:c="8"/>}</text:p>
      <text:p text:style-name="P1"><text:s text:c="8"/></text:p>
      <text:p text:style-name="P1"><text:s text:c="8"/>// Add to result</text:p>
      <text:p text:style-name="P1"><text:s text:c="8"/>if i &gt;= k-1 {</text:p>
      <text:p text:style-name="P1"><text:s text:c="12"/>if len(deque) &gt; 0 {</text:p>
      <text:p text:style-name="P1"><text:s text:c="16"/>result[i-k+1] = arr[deque[0]]</text:p>
      <text:p text:style-name="P1"><text:s text:c="12"/>} else {</text:p>
      <text:p text:style-name="P1"><text:s text:c="16"/>result[i-k+1] = 0</text:p>
      <text:p text:style-name="P1"><text:s text:c="12"/>}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Generate binary numbers</text:p>
      <text:p text:style-name="P1">func generateBinaryNumbers(n int) []string {</text:p>
      <text:p text:style-name="P1"><text:s text:c="4"/>result := make([]string, n)</text:p>
      <text:p text:style-name="P1"><text:s text:c="4"/>queue := []string{"1"}</text:p>
      <text:p text:style-name="P1"><text:s text:c="4"/></text:p>
      <text:p text:style-name="P1"><text:s text:c="4"/>for i := 0; i &lt; n; i++ {</text:p>
      <text:p text:style-name="P1"><text:s text:c="8"/>current := queue[0]</text:p>
      <text:p text:style-name="P1"><text:s text:c="8"/>queue = queue[1:]</text:p>
      <text:p text:style-name="P1"><text:s text:c="8"/>result[i] = current</text:p>
      <text:p text:style-name="P1"><text:s text:c="8"/></text:p>
      <text:p text:style-name="P1"><text:s text:c="8"/>queue = append(queue, current+"0")</text:p>
      <text:p text:style-name="P1"><text:s text:c="8"/>queue = append(queue, current+"1")</text:p>
      <text:p text:style-name="P1"><text:s text:c="4"/>}</text:p>
      <text:p text:style-name="P1"><text:s text:c="4"/>return result</text:p>
      <text:p text:style-name="P1">}</text:p>
      <text:p text:style-name="P1"/>
      <text:p text:style-name="P1">// 10. Recursion Basics</text:p>
      <text:p text:style-name="P1">// Factorial</text:p>
      <text:p text:style-name="P1">func factorial(n int) int {</text:p>
      <text:p text:style-name="P1"><text:s text:c="4"/>if n &lt;= 1 {</text:p>
      <text:p text:style-name="P1"><text:s text:c="8"/>return 1</text:p>
      <text:p text:style-name="P1"><text:s text:c="4"/>}</text:p>
      <text:p text:style-name="P1"><text:s text:c="4"/>return n * factorial(n-1)</text:p>
      <text:p text:style-name="P1">}</text:p>
      <text:p text:style-name="P1"/>
      <text:p text:style-name="P1">// Fibonacci</text:p>
      <text:p text:style-name="P1">func fibonacci(n int) int {</text:p>
      <text:p text:style-name="P1"><text:s text:c="4"/>if n &lt;= 1 {</text:p>
      <text:p text:style-name="P1"><text:s text:c="8"/>return n</text:p>
      <text:p text:style-name="P1"><text:s text:c="4"/>}</text:p>
      <text:p text:style-name="P1"><text:s text:c="4"/>return fibonacci(n-1) + fibonacci(n-2)</text:p>
      <text:p text:style-name="P1">}</text:p>
      <text:p text:style-name="P1"/>
      <text:p text:style-name="P1">// Reverse string recursively</text:p>
      <text:p text:style-name="P1">func reverseStringRecursive(s string) string {</text:p>
      <text:p text:style-name="P1"><text:s text:c="4"/>if len(s) &lt;= 1 {</text:p>
      <text:p text:style-name="P1"><text:s text:c="8"/>return s</text:p>
      <text:p text:style-name="P1"><text:s text:c="4"/>}</text:p>
      <text:p text:style-name="P1"><text:s text:c="4"/>return reverseStringRecursive(s[1:]) + string(s[0])</text:p>
      <text:p text:style-name="P1">}</text:p>
      <text:p text:style-name="P1"/>
      <text:p text:style-name="P1">// Power function</text:p>
      <text:p text:style-name="P1">func power(x float64, n int) float64 {</text:p>
      <text:p text:style-name="P1"><text:s text:c="4"/>if n == 0 {</text:p>
      <text:p text:style-name="P1"><text:s text:c="8"/>return 1</text:p>
      <text:p text:style-name="P1"><text:s text:c="4"/>}</text:p>
      <text:p text:style-name="P1"><text:s text:c="4"/>if n &lt; 0 {</text:p>
      <text:p text:style-name="P1"><text:s text:c="8"/>return 1 / power(x, -n)</text:p>
      <text:p text:style-name="P1"><text:s text:c="4"/>}</text:p>
      <text:p text:style-name="P1"><text:s text:c="4"/>return x * power(x, n-1)</text:p>
      <text:p text:style-name="P1">}</text:p>
      <text:p text:style-name="P1"/>
      <text:p text:style-name="P1">// 11. Backtracking Patterns</text:p>
      <text:p text:style-name="P1">// Generate subsets</text:p>
      <text:p text:style-name="P1">func subsets(nums []int) [][]int {</text:p>
      <text:p text:style-name="P1"><text:s text:c="4"/>result := [][]int{}</text:p>
      <text:p text:style-name="P1"><text:s text:c="4"/>backtrackSubsets(nums, 0, []int{}, &amp;result)</text:p>
      <text:p text:style-name="P1"><text:s text:c="4"/>return result</text:p>
      <text:p text:style-name="P1">}</text:p>
      <text:p text:style-name="P1"/>
      <text:p text:style-name="P1">func backtrackSubsets(nums []int, start int, current []int, result *[][]int) {</text:p>
      <text:p text:style-name="P1"><text:s text:c="4"/>temp := make([]int, len(current))</text:p>
      <text:p text:style-name="P1"><text:s text:c="4"/>copy(temp, current)</text:p>
      <text:p text:style-name="P1"><text:s text:c="4"/>*result = append(*result, temp)</text:p>
      <text:p text:style-name="P1"><text:s text:c="4"/></text:p>
      <text:p text:style-name="P1"><text:s text:c="4"/>for i := start; i &lt; len(nums); i++ {</text:p>
      <text:p text:style-name="P1"><text:s text:c="8"/>current = append(current, nums[i])</text:p>
      <text:p text:style-name="P1"><text:s text:c="8"/>backtrackSubsets(nums, i+1, current, result)</text:p>
      <text:p text:style-name="P1"><text:s text:c="8"/>current = current[:len(current)-1]</text:p>
      <text:p text:style-name="P1"><text:s text:c="4"/>}</text:p>
      <text:p text:style-name="P1">}</text:p>
      <text:p text:style-name="P1"/>
      <text:p text:style-name="P1">// Generate permutations</text:p>
      <text:p text:style-name="P1">func permutations(nums []int) [][]int {</text:p>
      <text:p text:style-name="P1"><text:s text:c="4"/>result := [][]int{}</text:p>
      <text:p text:style-name="P1"><text:s text:c="4"/>backtrackPermutations(nums, 0, &amp;result)</text:p>
      <text:p text:style-name="P1"><text:s text:c="4"/>return result</text:p>
      <text:p text:style-name="P1">}</text:p>
      <text:p text:style-name="P1"/>
      <text:p text:style-name="P1">func backtrackPermutations(nums []int, start int, result *[][]int) {</text:p>
      <text:p text:style-name="P1"><text:s text:c="4"/>if start == len(nums) {</text:p>
      <text:p text:style-name="P1"><text:s text:c="8"/>temp := make([]int, len(nums))</text:p>
      <text:p text:style-name="P1"><text:s text:c="8"/>copy(temp, nums)</text:p>
      <text:p text:style-name="P1"><text:s text:c="8"/>*result = append(*result, temp)</text:p>
      <text:p text:style-name="P1"><text:s text:c="8"/>return</text:p>
      <text:p text:style-name="P1"><text:s text:c="4"/>}</text:p>
      <text:p text:style-name="P1"><text:s text:c="4"/></text:p>
      <text:p text:style-name="P1"><text:s text:c="4"/>for i := start; i &lt; len(nums); i++ {</text:p>
      <text:p text:style-name="P1"><text:s text:c="8"/>nums[start], nums[i] = nums[i], nums[start]</text:p>
      <text:p text:style-name="P1"><text:s text:c="8"/>backtrackPermutations(nums, start+1, result)</text:p>
      <text:p text:style-name="P1"><text:s text:c="8"/>nums[start], nums[i] = nums[i], nums[start]</text:p>
      <text:p text:style-name="P1"><text:s text:c="4"/>}</text:p>
      <text:p text:style-name="P1">}</text:p>
      <text:p text:style-name="P1"/>
      <text:p text:style-name="P1">// Combination sum</text:p>
      <text:p text:style-name="P1">func combinationSum(candidates []int, target int) [][]int {</text:p>
      <text:p text:style-name="P1"><text:s text:c="4"/>result := [][]int{}</text:p>
      <text:p text:style-name="P1"><text:s text:c="4"/>backtrackCombinationSum(candidates, target, 0, []int{}, &amp;result)</text:p>
      <text:p text:style-name="P1"><text:soft-page-break/><text:s text:c="4"/>return result</text:p>
      <text:p text:style-name="P1">}</text:p>
      <text:p text:style-name="P1"/>
      <text:p text:style-name="P1">func backtrackCombinationSum(candidates []int, target, start int, current []int, result *[][]int) {</text:p>
      <text:p text:style-name="P1"><text:s text:c="4"/>if target &lt; 0 {</text:p>
      <text:p text:style-name="P1"><text:s text:c="8"/>return</text:p>
      <text:p text:style-name="P1"><text:s text:c="4"/>}</text:p>
      <text:p text:style-name="P1"><text:s text:c="4"/>if target == 0 {</text:p>
      <text:p text:style-name="P1"><text:s text:c="8"/>temp := make([]int, len(current))</text:p>
      <text:p text:style-name="P1"><text:s text:c="8"/>copy(temp, current)</text:p>
      <text:p text:style-name="P1"><text:s text:c="8"/>*result = append(*result, temp)</text:p>
      <text:p text:style-name="P1"><text:s text:c="8"/>return</text:p>
      <text:p text:style-name="P1"><text:s text:c="4"/>}</text:p>
      <text:p text:style-name="P1"><text:s text:c="4"/></text:p>
      <text:p text:style-name="P1"><text:s text:c="4"/>for i := start; i &lt; len(candidates); i++ {</text:p>
      <text:p text:style-name="P1"><text:s text:c="8"/>current = append(current, candidates[i])</text:p>
      <text:p text:style-name="P1"><text:s text:c="8"/>backtrackCombinationSum(candidates, target-candidates[i], i, current, result)</text:p>
      <text:p text:style-name="P1"><text:s text:c="8"/>current = current[:len(current)-1]</text:p>
      <text:p text:style-name="P1"><text:s text:c="4"/>}</text:p>
      <text:p text:style-name="P1">}</text:p>
      <text:p text:style-name="P1"/>
      <text:p text:style-name="P1">// 12. Binary Search Patterns</text:p>
      <text:p text:style-name="P1">// Lower bound</text:p>
      <text:p text:style-name="P1">func lowerBound(arr []int, target int) int {</text:p>
      <text:p text:style-name="P1"><text:s text:c="4"/>left, right := 0, len(arr)-1</text:p>
      <text:p text:style-name="P1"><text:s text:c="4"/>result := len(arr)</text:p>
      <text:p text:style-name="P1"><text:s text:c="4"/>for left &lt;= right {</text:p>
      <text:p text:style-name="P1"><text:s text:c="8"/>mid := left + (right-left)/2</text:p>
      <text:p text:style-name="P1"><text:s text:c="8"/>if arr[mid] &gt;= target {</text:p>
      <text:p text:style-name="P1"><text:s text:c="12"/>result = mid</text:p>
      <text:p text:style-name="P1"><text:s text:c="12"/>right = mid - 1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Upper bound</text:p>
      <text:p text:style-name="P1">func upperBound(arr []int, target int) int {</text:p>
      <text:p text:style-name="P1"><text:s text:c="4"/>left, right := 0, len(arr)-1</text:p>
      <text:p text:style-name="P1"><text:s text:c="4"/>result := len(arr)</text:p>
      <text:p text:style-name="P1"><text:s text:c="4"/>for left &lt;= right {</text:p>
      <text:p text:style-name="P1"><text:s text:c="8"/>mid := left + (right-left)/2</text:p>
      <text:p text:style-name="P1"><text:s text:c="8"/>if arr[mid] &gt; target {</text:p>
      <text:p text:style-name="P1"><text:s text:c="12"/>result = mid</text:p>
      <text:p text:style-name="P1"><text:s text:c="12"/>right = mid - 1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Search in rotated array</text:p>
      <text:p text:style-name="P1">func searchRotated(nums []int, target int) int {</text:p>
      <text:p text:style-name="P1"><text:s text:c="4"/>left, right := 0, len(nums)-1</text:p>
      <text:p text:style-name="P1"><text:s text:c="4"/>for left &lt;= right {</text:p>
      <text:p text:style-name="P1"><text:s text:c="8"/>mid := left + (right-left)/2</text:p>
      <text:p text:style-name="P1"><text:s text:c="8"/>if nums[mid] == target {</text:p>
      <text:p text:style-name="P1"><text:s text:c="12"/>return mid</text:p>
      <text:p text:style-name="P1"><text:s text:c="8"/>}</text:p>
      <text:p text:style-name="P1"><text:s text:c="8"/></text:p>
      <text:p text:style-name="P1"><text:s text:c="8"/>if nums[left] &lt;= nums[mid] {</text:p>
      <text:p text:style-name="P1"><text:s text:c="12"/>if nums[left] &lt;= target &amp;&amp; target &lt; nums[mid] {</text:p>
      <text:p text:style-name="P1"><text:s text:c="16"/>right = mid - 1</text:p>
      <text:p text:style-name="P1"><text:s text:c="12"/>} else {</text:p>
      <text:p text:style-name="P1"><text:s text:c="16"/>left = mid + 1</text:p>
      <text:p text:style-name="P1"><text:s text:c="12"/>}</text:p>
      <text:p text:style-name="P1"><text:s text:c="8"/>} else {</text:p>
      <text:p text:style-name="P1"><text:s text:c="12"/>if nums[mid] &lt; target &amp;&amp; target &lt;= nums[right] {</text:p>
      <text:p text:style-name="P1"><text:s text:c="16"/>left = mid + 1</text:p>
      <text:p text:style-name="P1"><text:s text:c="12"/>} else {</text:p>
      <text:p text:style-name="P1"><text:s text:c="16"/>right = mid - 1</text:p>
      <text:p text:style-name="P1"><text:s text:c="12"/>}</text:p>
      <text:p text:style-name="P1"><text:s text:c="8"/>}</text:p>
      <text:p text:style-name="P1"><text:s text:c="4"/>}</text:p>
      <text:p text:style-name="P1"><text:s text:c="4"/>return -1</text:p>
      <text:p text:style-name="P1">}</text:p>
      <text:p text:style-name="P1"/>
      <text:p text:style-name="P1">// Find peak element</text:p>
      <text:p text:style-name="P1">func findPeakElement(nums []int) int {</text:p>
      <text:p text:style-name="P1"><text:s text:c="4"/>left, right := 0, len(nums)-1</text:p>
      <text:p text:style-name="P1"><text:s text:c="4"/>for left &lt; right {</text:p>
      <text:p text:style-name="P1"><text:s text:c="8"/>mid := left + (right-left)/2</text:p>
      <text:p text:style-name="P1"><text:s text:c="8"/>if nums[mid] &gt; nums[mid+1] {</text:p>
      <text:p text:style-name="P1"><text:s text:c="12"/>right = mid</text:p>
      <text:p text:style-name="P1"><text:s text:c="8"/>} else {</text:p>
      <text:p text:style-name="P1"><text:s text:c="12"/>left = mid + 1</text:p>
      <text:p text:style-name="P1"><text:s text:c="8"/>}</text:p>
      <text:p text:style-name="P1"><text:s text:c="4"/>}</text:p>
      <text:p text:style-name="P1"><text:s text:c="4"/>return left</text:p>
      <text:p text:style-name="P1">}</text:p>
      <text:p text:style-name="P1"/>
      <text:p text:style-name="P1">// Find minimum in rotated array</text:p>
      <text:p text:style-name="P1">func findMinRotated(nums []int) int {</text:p>
      <text:p text:style-name="P1"><text:s text:c="4"/>left, right := 0, len(nums)-1</text:p>
      <text:p text:style-name="P1"><text:s text:c="4"/>for left &lt; right {</text:p>
      <text:p text:style-name="P1"><text:s text:c="8"/>mid := left + (right-left)/2</text:p>
      <text:p text:style-name="P1"><text:s text:c="8"/>if nums[mid] &gt; nums[right] {</text:p>
      <text:p text:style-name="P1"><text:s text:c="12"/>left = mid + 1</text:p>
      <text:p text:style-name="P1"><text:s text:c="8"/>} else {</text:p>
      <text:p text:style-name="P1"><text:s text:c="12"/>right = mid</text:p>
      <text:p text:style-name="P1"><text:s text:c="8"/>}</text:p>
      <text:p text:style-name="P1"><text:s text:c="4"/>}</text:p>
      <text:p text:style-name="P1"><text:s text:c="4"/>return nums[left]</text:p>
      <text:p text:style-name="P1">}</text:p>
      <text:p text:style-name="P1"/>
      <text:p text:style-name="P1">// 13. Heap / Priority Queue</text:p>
      <text:p text:style-name="P1">// Simple max heap implementation</text:p>
      <text:p text:style-name="P1">type MaxHeap []int</text:p>
      <text:p text:style-name="P1"/>
      <text:p text:style-name="P1">func (h MaxHeap) Len() int <text:s text:c="10"/>{ return len(h) }</text:p>
      <text:p text:style-name="P1">func (h MaxHeap) Less(i, j int) bool { return h[i] &gt; h[j] }</text:p>
      <text:p text:style-name="P1">func (h MaxHeap) Swap(i, j int) <text:s text:c="5"/>{ h[i], h[j] = h[j], h[i] }</text:p>
      <text:p text:style-name="P1"/>
      <text:p text:style-name="P1">func (h *MaxHeap) Push(x interface{}) {</text:p>
      <text:p text:style-name="P1"><text:s text:c="4"/>*h = append(*h, x.(int))</text:p>
      <text:p text:style-name="P1"><text:soft-page-break/>}</text:p>
      <text:p text:style-name="P1"/>
      <text:p text:style-name="P1">func (h *MaxHeap) Pop() interface{} {</text:p>
      <text:p text:style-name="P1"><text:s text:c="4"/>old := *h</text:p>
      <text:p text:style-name="P1"><text:s text:c="4"/>n := len(old)</text:p>
      <text:p text:style-name="P1"><text:s text:c="4"/>x := old[n-1]</text:p>
      <text:p text:style-name="P1"><text:s text:c="4"/>*h = old[:n-1]</text:p>
      <text:p text:style-name="P1"><text:s text:c="4"/>return x</text:p>
      <text:p text:style-name="P1">}</text:p>
      <text:p text:style-name="P1"/>
      <text:p text:style-name="P1">// Kth largest element</text:p>
      <text:p text:style-name="P1">func kthLargest(nums []int, k int) int {</text:p>
      <text:p text:style-name="P1"><text:s text:c="4"/>// Simple approach without heap</text:p>
      <text:p text:style-name="P1"><text:s text:c="4"/>for i := 0; i &lt; len(nums); i++ {</text:p>
      <text:p text:style-name="P1"><text:s text:c="8"/>for j := i + 1; j &lt; len(nums); j++ {</text:p>
      <text:p text:style-name="P1"><text:s text:c="12"/>if nums[j] &gt; nums[i] {</text:p>
      <text:p text:style-name="P1"><text:s text:c="16"/>nums[i], nums[j] = nums[j], nums[i]</text:p>
      <text:p text:style-name="P1"><text:s text:c="12"/>}</text:p>
      <text:p text:style-name="P1"><text:s text:c="8"/>}</text:p>
      <text:p text:style-name="P1"><text:s text:c="4"/>}</text:p>
      <text:p text:style-name="P1"><text:s text:c="4"/>return nums[k-1]</text:p>
      <text:p text:style-name="P1">}</text:p>
      <text:p text:style-name="P1"/>
      <text:p text:style-name="P1">// Top k frequent elements</text:p>
      <text:p text:style-name="P1">func topKFrequent(nums []int, k int) []int {</text:p>
      <text:p text:style-name="P1"><text:s text:c="4"/>freq := make(map[int]int)</text:p>
      <text:p text:style-name="P1"><text:s text:c="4"/>for _, num := range nums {</text:p>
      <text:p text:style-name="P1"><text:s text:c="8"/>freq[num]++</text:p>
      <text:p text:style-name="P1"><text:s text:c="4"/>}</text:p>
      <text:p text:style-name="P1"><text:s text:c="4"/></text:p>
      <text:p text:style-name="P1"><text:s text:c="4"/>// Simple selection</text:p>
      <text:p text:style-name="P1"><text:s text:c="4"/>result := make([]int, 0, k)</text:p>
      <text:p text:style-name="P1"><text:s text:c="4"/>for i := 0; i &lt; k; i++ {</text:p>
      <text:p text:style-name="P1"><text:s text:c="8"/>maxFreq := -1</text:p>
      <text:p text:style-name="P1"><text:s text:c="8"/>maxNum := 0</text:p>
      <text:p text:style-name="P1"><text:s text:c="8"/>for num, count := range freq {</text:p>
      <text:p text:style-name="P1"><text:s text:c="12"/>if count &gt; maxFreq {</text:p>
      <text:p text:style-name="P1"><text:s text:c="16"/>maxFreq = count</text:p>
      <text:p text:style-name="P1"><text:s text:c="16"/>maxNum = num</text:p>
      <text:p text:style-name="P1"><text:s text:c="12"/>}</text:p>
      <text:p text:style-name="P1"><text:s text:c="8"/>}</text:p>
      <text:p text:style-name="P1"><text:s text:c="8"/>result = append(result, maxNum)</text:p>
      <text:p text:style-name="P1"><text:s text:c="8"/>delete(freq, maxNum)</text:p>
      <text:p text:style-name="P1"><text:s text:c="4"/>}</text:p>
      <text:p text:style-name="P1"><text:s text:c="4"/>return result</text:p>
      <text:p text:style-name="P1">}</text:p>
      <text:p text:style-name="P1"/>
      <text:p text:style-name="P1">// 14. Linked List Utilities</text:p>
      <text:p text:style-name="P1">type ListNode struct {</text:p>
      <text:p text:style-name="P1"><text:s text:c="4"/>Val <text:s/>int</text:p>
      <text:p text:style-name="P1"><text:s text:c="4"/>Next *ListNode</text:p>
      <text:p text:style-name="P1">}</text:p>
      <text:p text:style-name="P1"/>
      <text:p text:style-name="P1">// Reverse linked list</text:p>
      <text:p text:style-name="P1">func reverseLinkedList(head *ListNode) *ListNode {</text:p>
      <text:p text:style-name="P1"><text:s text:c="4"/>var prev *ListNode</text:p>
      <text:p text:style-name="P1"><text:s text:c="4"/>current := head</text:p>
      <text:p text:style-name="P1"><text:s text:c="4"/>for current != nil {</text:p>
      <text:p text:style-name="P1"><text:s text:c="8"/>next := current.Next</text:p>
      <text:p text:style-name="P1"><text:s text:c="8"/>current.Next = prev</text:p>
      <text:p text:style-name="P1"><text:s text:c="8"/>prev = current</text:p>
      <text:p text:style-name="P1"><text:s text:c="8"/>current = next</text:p>
      <text:p text:style-name="P1"><text:s text:c="4"/>}</text:p>
      <text:p text:style-name="P1"><text:s text:c="4"/>return prev</text:p>
      <text:p text:style-name="P1">}</text:p>
      <text:p text:style-name="P1"/>
      <text:p text:style-name="P1">// Detect cycle</text:p>
      <text:p text:style-name="P1">func hasCycle(head *ListNode) bool {</text:p>
      <text:p text:style-name="P1"><text:s text:c="4"/>if head == nil {</text:p>
      <text:p text:style-name="P1"><text:s text:c="8"/>return false</text:p>
      <text:p text:style-name="P1"><text:s text:c="4"/>}</text:p>
      <text:p text:style-name="P1"><text:s text:c="4"/>slow, fast := head, head</text:p>
      <text:p text:style-name="P1"><text:s text:c="4"/>for fast != nil &amp;&amp; fast.Next != nil {</text:p>
      <text:p text:style-name="P1"><text:s text:c="8"/>slow = slow.Next</text:p>
      <text:p text:style-name="P1"><text:s text:c="8"/>fast = fast.Next.Next</text:p>
      <text:p text:style-name="P1"><text:s text:c="8"/>if slow == fast {</text:p>
      <text:p text:style-name="P1"><text:s text:c="12"/>return true</text:p>
      <text:p text:style-name="P1"><text:s text:c="8"/>}</text:p>
      <text:p text:style-name="P1"><text:s text:c="4"/>}</text:p>
      <text:p text:style-name="P1"><text:s text:c="4"/>return false</text:p>
      <text:p text:style-name="P1">}</text:p>
      <text:p text:style-name="P1"/>
      <text:p text:style-name="P1">// Find middle node</text:p>
      <text:p text:style-name="P1">func findMiddle(head *ListNode) *ListNode {</text:p>
      <text:p text:style-name="P1"><text:s text:c="4"/>if head == nil {</text:p>
      <text:p text:style-name="P1"><text:s text:c="8"/>return nil</text:p>
      <text:p text:style-name="P1"><text:s text:c="4"/>}</text:p>
      <text:p text:style-name="P1"><text:s text:c="4"/>slow, fast := head, head</text:p>
      <text:p text:style-name="P1"><text:s text:c="4"/>for fast != nil &amp;&amp; fast.Next != nil {</text:p>
      <text:p text:style-name="P1"><text:s text:c="8"/>slow = slow.Next</text:p>
      <text:p text:style-name="P1"><text:s text:c="8"/>fast = fast.Next.Next</text:p>
      <text:p text:style-name="P1"><text:s text:c="4"/>}</text:p>
      <text:p text:style-name="P1"><text:s text:c="4"/>return slow</text:p>
      <text:p text:style-name="P1">}</text:p>
      <text:p text:style-name="P1"/>
      <text:p text:style-name="P1">// Merge two sorted lists</text:p>
      <text:p text:style-name="P1">func mergeTwoLists(l1, l2 *ListNode) *ListNode {</text:p>
      <text:p text:style-name="P1"><text:s text:c="4"/>dummy := &amp;ListNode{}</text:p>
      <text:p text:style-name="P1"><text:s text:c="4"/>current := dummy</text:p>
      <text:p text:style-name="P1"><text:s text:c="4"/></text:p>
      <text:p text:style-name="P1"><text:s text:c="4"/>for l1 != nil &amp;&amp; l2 != nil {</text:p>
      <text:p text:style-name="P1"><text:s text:c="8"/>if l1.Val &lt;= l2.Val {</text:p>
      <text:p text:style-name="P1"><text:s text:c="12"/>current.Next = l1</text:p>
      <text:p text:style-name="P1"><text:s text:c="12"/>l1 = l1.Next</text:p>
      <text:p text:style-name="P1"><text:s text:c="8"/>} else {</text:p>
      <text:p text:style-name="P1"><text:s text:c="12"/>current.Next = l2</text:p>
      <text:p text:style-name="P1"><text:s text:c="12"/>l2 = l2.Next</text:p>
      <text:p text:style-name="P1"><text:s text:c="8"/>}</text:p>
      <text:p text:style-name="P1"><text:s text:c="8"/>current = current.Next</text:p>
      <text:p text:style-name="P1"><text:s text:c="4"/>}</text:p>
      <text:p text:style-name="P1"><text:s text:c="4"/></text:p>
      <text:p text:style-name="P1"><text:s text:c="4"/>if l1 != nil {</text:p>
      <text:p text:style-name="P1"><text:s text:c="8"/>current.Next = l1</text:p>
      <text:p text:style-name="P1"><text:s text:c="4"/>} else {</text:p>
      <text:p text:style-name="P1"><text:s text:c="8"/>current.Next = l2</text:p>
      <text:p text:style-name="P1"><text:s text:c="4"/>}</text:p>
      <text:p text:style-name="P1"><text:s text:c="4"/></text:p>
      <text:p text:style-name="P1"><text:s text:c="4"/>return dummy.Next</text:p>
      <text:p text:style-name="P1">}</text:p>
      <text:p text:style-name="P1"/>
      <text:p text:style-name="P1"><text:soft-page-break/>// Remove nth node from end</text:p>
      <text:p text:style-name="P1">func removeNthFromEnd(head *ListNode, n int) *ListNode {</text:p>
      <text:p text:style-name="P1"><text:s text:c="4"/>dummy := &amp;ListNode{Next: head}</text:p>
      <text:p text:style-name="P1"><text:s text:c="4"/>slow, fast := dummy, dummy</text:p>
      <text:p text:style-name="P1"><text:s text:c="4"/></text:p>
      <text:p text:style-name="P1"><text:s text:c="4"/>// Move fast n+1 steps ahead</text:p>
      <text:p text:style-name="P1"><text:s text:c="4"/>for i := 0; i &lt;= n; i++ {</text:p>
      <text:p text:style-name="P1"><text:s text:c="8"/>fast = fast.Next</text:p>
      <text:p text:style-name="P1"><text:s text:c="4"/>}</text:p>
      <text:p text:style-name="P1"><text:s text:c="4"/></text:p>
      <text:p text:style-name="P1"><text:s text:c="4"/>// Move both until fast reaches end</text:p>
      <text:p text:style-name="P1"><text:s text:c="4"/>for fast != nil {</text:p>
      <text:p text:style-name="P1"><text:s text:c="8"/>slow = slow.Next</text:p>
      <text:p text:style-name="P1"><text:s text:c="8"/>fast = fast.Next</text:p>
      <text:p text:style-name="P1"><text:s text:c="4"/>}</text:p>
      <text:p text:style-name="P1"><text:s text:c="4"/></text:p>
      <text:p text:style-name="P1"><text:s text:c="4"/>// Remove the node</text:p>
      <text:p text:style-name="P1"><text:s text:c="4"/>slow.Next = slow.Next.Next</text:p>
      <text:p text:style-name="P1"><text:s text:c="4"/>return dummy.Next</text:p>
      <text:p text:style-name="P1">}</text:p>
      <text:p text:style-name="P1"/>
      <text:p text:style-name="P1">// 15. Tree Traversals</text:p>
      <text:p text:style-name="P1">type TreeNode struct {</text:p>
      <text:p text:style-name="P1"><text:s text:c="4"/>Val <text:s text:c="2"/>int</text:p>
      <text:p text:style-name="P1"><text:s text:c="4"/>Left <text:s/>*TreeNode</text:p>
      <text:p text:style-name="P1"><text:s text:c="4"/>Right *TreeNode</text:p>
      <text:p text:style-name="P1">}</text:p>
      <text:p text:style-name="P1"/>
      <text:p text:style-name="P1">// Inorder traversal</text:p>
      <text:p text:style-name="P1">func inorderTraversal(root *TreeNode) []int {</text:p>
      <text:p text:style-name="P1"><text:s text:c="4"/>result := []int{}</text:p>
      <text:p text:style-name="P1"><text:s text:c="4"/>var inorder func(node *TreeNode)</text:p>
      <text:p text:style-name="P1"><text:s text:c="4"/>in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inorder(node.Left)</text:p>
      <text:p text:style-name="P1"><text:s text:c="8"/>result = append(result, node.Val)</text:p>
      <text:p text:style-name="P1"><text:s text:c="8"/>inorder(node.Right)</text:p>
      <text:p text:style-name="P1"><text:s text:c="4"/>}</text:p>
      <text:p text:style-name="P1"><text:s text:c="4"/>inorder(root)</text:p>
      <text:p text:style-name="P1"><text:s text:c="4"/>return result</text:p>
      <text:p text:style-name="P1">}</text:p>
      <text:p text:style-name="P1"/>
      <text:p text:style-name="P1">// Preorder traversal</text:p>
      <text:p text:style-name="P1">func preorderTraversal(root *TreeNode) []int {</text:p>
      <text:p text:style-name="P1"><text:s text:c="4"/>result := []int{}</text:p>
      <text:p text:style-name="P1"><text:s text:c="4"/>var preorder func(node *TreeNode)</text:p>
      <text:p text:style-name="P1"><text:s text:c="4"/>pre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result = append(result, node.Val)</text:p>
      <text:p text:style-name="P1"><text:s text:c="8"/>preorder(node.Left)</text:p>
      <text:p text:style-name="P1"><text:s text:c="8"/>preorder(node.Right)</text:p>
      <text:p text:style-name="P1"><text:s text:c="4"/>}</text:p>
      <text:p text:style-name="P1"><text:s text:c="4"/>preorder(root)</text:p>
      <text:p text:style-name="P1"><text:s text:c="4"/>return result</text:p>
      <text:p text:style-name="P1">}</text:p>
      <text:p text:style-name="P1"/>
      <text:p text:style-name="P1">// Postorder traversal</text:p>
      <text:p text:style-name="P1">func postorderTraversal(root *TreeNode) []int {</text:p>
      <text:p text:style-name="P1"><text:s text:c="4"/>result := []int{}</text:p>
      <text:p text:style-name="P1"><text:s text:c="4"/>var postorder func(node *TreeNode)</text:p>
      <text:p text:style-name="P1"><text:s text:c="4"/>postorder = func(node *TreeNode) {</text:p>
      <text:p text:style-name="P1"><text:s text:c="8"/>if node == nil {</text:p>
      <text:p text:style-name="P1"><text:s text:c="12"/>return</text:p>
      <text:p text:style-name="P1"><text:s text:c="8"/>}</text:p>
      <text:p text:style-name="P1"><text:s text:c="8"/>postorder(node.Left)</text:p>
      <text:p text:style-name="P1"><text:s text:c="8"/>postorder(node.Right)</text:p>
      <text:p text:style-name="P1"><text:s text:c="8"/>result = append(result, node.Val)</text:p>
      <text:p text:style-name="P1"><text:s text:c="4"/>}</text:p>
      <text:p text:style-name="P1"><text:s text:c="4"/>postorder(root)</text:p>
      <text:p text:style-name="P1"><text:s text:c="4"/>return result</text:p>
      <text:p text:style-name="P1">}</text:p>
      <text:p text:style-name="P1"/>
      <text:p text:style-name="P1">// Level order traversal</text:p>
      <text:p text:style-name="P1">func levelOrderTraversal(root *TreeNode) [][]int {</text:p>
      <text:p text:style-name="P1"><text:s text:c="4"/>if root == nil {</text:p>
      <text:p text:style-name="P1"><text:s text:c="8"/>return [][]int{}</text:p>
      <text:p text:style-name="P1"><text:s text:c="4"/>}</text:p>
      <text:p text:style-name="P1"><text:s text:c="4"/></text:p>
      <text:p text:style-name="P1"><text:s text:c="4"/>result := [][]int{}</text:p>
      <text:p text:style-name="P1"><text:s text:c="4"/>queue := []*TreeNode{root}</text:p>
      <text:p text:style-name="P1"><text:s text:c="4"/></text:p>
      <text:p text:style-name="P1"><text:s text:c="4"/>for len(queue) &gt; 0 {</text:p>
      <text:p text:style-name="P1"><text:s text:c="8"/>levelSize := len(queue)</text:p>
      <text:p text:style-name="P1"><text:s text:c="8"/>level := make([]int, levelSize)</text:p>
      <text:p text:style-name="P1"><text:s text:c="8"/></text:p>
      <text:p text:style-name="P1"><text:s text:c="8"/>for i := 0; i &lt; levelSize; i++ {</text:p>
      <text:p text:style-name="P1"><text:s text:c="12"/>node := queue[0]</text:p>
      <text:p text:style-name="P1"><text:s text:c="12"/>queue = queue[1:]</text:p>
      <text:p text:style-name="P1"><text:s text:c="12"/>level[i] = node.Val</text:p>
      <text:p text:style-name="P1"><text:s text:c="12"/></text:p>
      <text:p text:style-name="P1"><text:s text:c="12"/>if node.Left != nil {</text:p>
      <text:p text:style-name="P1"><text:s text:c="16"/>queue = append(queue, node.Left)</text:p>
      <text:p text:style-name="P1"><text:s text:c="12"/>}</text:p>
      <text:p text:style-name="P1"><text:s text:c="12"/>if node.Right != nil {</text:p>
      <text:p text:style-name="P1"><text:s text:c="16"/>queue = append(queue, node.Right)</text:p>
      <text:p text:style-name="P1"><text:s text:c="12"/>}</text:p>
      <text:p text:style-name="P1"><text:s text:c="8"/>}</text:p>
      <text:p text:style-name="P1"><text:s text:c="8"/>result = append(result, level)</text:p>
      <text:p text:style-name="P1"><text:s text:c="4"/>}</text:p>
      <text:p text:style-name="P1"><text:s text:c="4"/>return result</text:p>
      <text:p text:style-name="P1">}</text:p>
      <text:p text:style-name="P1"/>
      <text:p text:style-name="P1">// Height of tree</text:p>
      <text:p text:style-name="P1">func treeHeight(root *TreeNode) int {</text:p>
      <text:p text:style-name="P1"><text:s text:c="4"/>if root == nil {</text:p>
      <text:p text:style-name="P1"><text:s text:c="8"/>return -1</text:p>
      <text:p text:style-name="P1"><text:s text:c="4"/>}</text:p>
      <text:p text:style-name="P1"><text:s text:c="4"/>leftHeight := treeHeight(root.Left)</text:p>
      <text:p text:style-name="P1"><text:s text:c="4"/>rightHeight := treeHeight(root.Right)</text:p>
      <text:p text:style-name="P1"><text:s text:c="4"/>if leftHeight &gt; rightHeight {</text:p>
      <text:p text:style-name="P1"><text:s text:c="8"/>return leftHeight + 1</text:p>
      <text:p text:style-name="P1"><text:s text:c="4"/>}</text:p>
      <text:p text:style-name="P1"><text:s text:c="4"/>return rightHeight + 1</text:p>
      <text:p text:style-name="P1">}</text:p>
      <text:p text:style-name="P1"/>
      <text:p text:style-name="P1"><text:soft-page-break/>// 16. Graph Algorithms</text:p>
      <text:p text:style-name="P1">// Graph representation</text:p>
      <text:p text:style-name="P1">type Graph struct {</text:p>
      <text:p text:style-name="P1"><text:s text:c="4"/>vertices int</text:p>
      <text:p text:style-name="P1"><text:s text:c="4"/>adjList <text:s/>map[int][]int</text:p>
      <text:p text:style-name="P1">}</text:p>
      <text:p text:style-name="P1"/>
      <text:p text:style-name="P1">func NewGraph(vertices int) *Graph {</text:p>
      <text:p text:style-name="P1"><text:s text:c="4"/>return &amp;Graph{</text:p>
      <text:p text:style-name="P1"><text:s text:c="8"/>vertices: vertices,</text:p>
      <text:p text:style-name="P1"><text:s text:c="8"/>adjList: <text:s/>make(map[int][]int),</text:p>
      <text:p text:style-name="P1"><text:s text:c="4"/>}</text:p>
      <text:p text:style-name="P1">}</text:p>
      <text:p text:style-name="P1"/>
      <text:p text:style-name="P1">func (g *Graph) AddEdge(u, v int) {</text:p>
      <text:p text:style-name="P1"><text:s text:c="4"/>g.adjList[u] = append(g.adjList[u], v)</text:p>
      <text:p text:style-name="P1"><text:s text:c="4"/>g.adjList[v] = append(g.adjList[v], u)</text:p>
      <text:p text:style-name="P1">}</text:p>
      <text:p text:style-name="P1"/>
      <text:p text:style-name="P1">// BFS traversal</text:p>
      <text:p text:style-name="P1">func BFS(graph *Graph, start int) []int {</text:p>
      <text:p text:style-name="P1"><text:s text:c="4"/>visited := make(map[int]bool)</text:p>
      <text:p text:style-name="P1"><text:s text:c="4"/>result := []int{}</text:p>
      <text:p text:style-name="P1"><text:s text:c="4"/>queue := []int{start}</text:p>
      <text:p text:style-name="P1"><text:s text:c="4"/>visited[start] = true</text:p>
      <text:p text:style-name="P1"><text:s text:c="4"/></text:p>
      <text:p text:style-name="P1"><text:s text:c="4"/>for len(queue) &gt; 0 {</text:p>
      <text:p text:style-name="P1"><text:s text:c="8"/>vertex := queue[0]</text:p>
      <text:p text:style-name="P1"><text:s text:c="8"/>queue = queue[1:]</text:p>
      <text:p text:style-name="P1"><text:s text:c="8"/>result = append(result, vertex)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visited[neighbor] = true</text:p>
      <text:p text:style-name="P1"><text:s text:c="16"/>queue = append(queue, neighbor)</text:p>
      <text:p text:style-name="P1"><text:s text:c="12"/>}</text:p>
      <text:p text:style-name="P1"><text:s text:c="8"/>}</text:p>
      <text:p text:style-name="P1"><text:s text:c="4"/>}</text:p>
      <text:p text:style-name="P1"><text:s text:c="4"/>return result</text:p>
      <text:p text:style-name="P1">}</text:p>
      <text:p text:style-name="P1"/>
      <text:p text:style-name="P1">// DFS traversal</text:p>
      <text:p text:style-name="P1">func DFS(graph *Graph, start int) []int {</text:p>
      <text:p text:style-name="P1"><text:s text:c="4"/>visited := make(map[int]bool)</text:p>
      <text:p text:style-name="P1"><text:s text:c="4"/>result := []int{}</text:p>
      <text:p text:style-name="P1"><text:s text:c="4"/>var dfs func(int)</text:p>
      <text:p text:style-name="P1"><text:s text:c="4"/></text:p>
      <text:p text:style-name="P1"><text:s text:c="4"/>dfs = func(vertex int) {</text:p>
      <text:p text:style-name="P1"><text:s text:c="8"/>visited[vertex] = true</text:p>
      <text:p text:style-name="P1"><text:s text:c="8"/>result = append(result, vertex)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dfs(neighbor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dfs(start)</text:p>
      <text:p text:style-name="P1"><text:s text:c="4"/>return result</text:p>
      <text:p text:style-name="P1">}</text:p>
      <text:p text:style-name="P1"/>
      <text:p text:style-name="P1">// Detect cycle in undirected graph</text:p>
      <text:p text:style-name="P1">func hasCycleGraph(graph *Graph) bool {</text:p>
      <text:p text:style-name="P1"><text:s text:c="4"/>visited := make(map[int]bool)</text:p>
      <text:p text:style-name="P1"><text:s text:c="4"/></text:p>
      <text:p text:style-name="P1"><text:s text:c="4"/>var dfs func(int, int) bool</text:p>
      <text:p text:style-name="P1"><text:s text:c="4"/>dfs = func(vertex, parent int) bool {</text:p>
      <text:p text:style-name="P1"><text:s text:c="8"/>visited[vertex] = true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if dfs(neighbor, vertex) {</text:p>
      <text:p text:style-name="P1"><text:s text:c="20"/>return true</text:p>
      <text:p text:style-name="P1"><text:s text:c="16"/>}</text:p>
      <text:p text:style-name="P1"><text:s text:c="12"/>} else if neighbor != parent {</text:p>
      <text:p text:style-name="P1"><text:s text:c="16"/>return true</text:p>
      <text:p text:style-name="P1"><text:s text:c="12"/>}</text:p>
      <text:p text:style-name="P1"><text:s text:c="8"/>}</text:p>
      <text:p text:style-name="P1"><text:s text:c="8"/>return false</text:p>
      <text:p text:style-name="P1"><text:s text:c="4"/>}</text:p>
      <text:p text:style-name="P1"><text:s text:c="4"/></text:p>
      <text:p text:style-name="P1"><text:s text:c="4"/>for vertex := 0; vertex &lt; graph.vertices; vertex++ {</text:p>
      <text:p text:style-name="P1"><text:s text:c="8"/>if !visited[vertex] {</text:p>
      <text:p text:style-name="P1"><text:s text:c="12"/>if dfs(vertex, -1) {</text:p>
      <text:p text:style-name="P1"><text:s text:c="16"/>return true</text:p>
      <text:p text:style-name="P1"><text:s text:c="12"/>}</text:p>
      <text:p text:style-name="P1"><text:s text:c="8"/>}</text:p>
      <text:p text:style-name="P1"><text:s text:c="4"/>}</text:p>
      <text:p text:style-name="P1"><text:s text:c="4"/>return false</text:p>
      <text:p text:style-name="P1">}</text:p>
      <text:p text:style-name="P1"/>
      <text:p text:style-name="P1">// Count connected components</text:p>
      <text:p text:style-name="P1">func countConnectedComponents(graph *Graph) int {</text:p>
      <text:p text:style-name="P1"><text:s text:c="4"/>visited := make(map[int]bool)</text:p>
      <text:p text:style-name="P1"><text:s text:c="4"/>count := 0</text:p>
      <text:p text:style-name="P1"><text:s text:c="4"/></text:p>
      <text:p text:style-name="P1"><text:s text:c="4"/>var dfs func(int)</text:p>
      <text:p text:style-name="P1"><text:s text:c="4"/>dfs = func(vertex int) {</text:p>
      <text:p text:style-name="P1"><text:s text:c="8"/>visited[vertex] = true</text:p>
      <text:p text:style-name="P1"><text:s text:c="8"/>for _, neighbor := range graph.adjList[vertex] {</text:p>
      <text:p text:style-name="P1"><text:s text:c="12"/>if !visited[neighbor] {</text:p>
      <text:p text:style-name="P1"><text:s text:c="16"/>dfs(neighbor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for vertex := 0; vertex &lt; graph.vertices; vertex++ {</text:p>
      <text:p text:style-name="P1"><text:s text:c="8"/>if !visited[vertex] {</text:p>
      <text:p text:style-name="P1"><text:s text:c="12"/>count++</text:p>
      <text:p text:style-name="P1"><text:s text:c="12"/>dfs(vertex)</text:p>
      <text:p text:style-name="P1"><text:s text:c="8"/>}</text:p>
      <text:p text:style-name="P1"><text:s text:c="4"/>}</text:p>
      <text:p text:style-name="P1"><text:s text:c="4"/>return count</text:p>
      <text:p text:style-name="P1">}</text:p>
      <text:p text:style-name="P1"/>
      <text:p text:style-name="P1">// Shortest path in unweighted graph</text:p>
      <text:p text:style-name="P1">func shortestPathUnweighted(graph *Graph, start, end int) []int {</text:p>
      <text:p text:style-name="P1"><text:s text:c="4"/>if start == end {</text:p>
      <text:p text:style-name="P1"><text:soft-page-break/><text:s text:c="8"/>return []int{start}</text:p>
      <text:p text:style-name="P1"><text:s text:c="4"/>}</text:p>
      <text:p text:style-name="P1"><text:s text:c="4"/></text:p>
      <text:p text:style-name="P1"><text:s text:c="4"/>visited := make(map[int]bool)</text:p>
      <text:p text:style-name="P1"><text:s text:c="4"/>parent := make(map[int]int)</text:p>
      <text:p text:style-name="P1"><text:s text:c="4"/>queue := []int{start}</text:p>
      <text:p text:style-name="P1"><text:s text:c="4"/>visited[start] = true</text:p>
      <text:p text:style-name="P1"><text:s text:c="4"/></text:p>
      <text:p text:style-name="P1"><text:s text:c="4"/>for len(queue) &gt; 0 {</text:p>
      <text:p text:style-name="P1"><text:s text:c="8"/>vertex := queue[0]</text:p>
      <text:p text:style-name="P1"><text:s text:c="8"/>queue = queue[1:]</text:p>
      <text:p text:style-name="P1"><text:s text:c="8"/></text:p>
      <text:p text:style-name="P1"><text:s text:c="8"/>for _, neighbor := range graph.adjList[vertex] {</text:p>
      <text:p text:style-name="P1"><text:s text:c="12"/>if !visited[neighbor] {</text:p>
      <text:p text:style-name="P1"><text:s text:c="16"/>visited[neighbor] = true</text:p>
      <text:p text:style-name="P1"><text:s text:c="16"/>parent[neighbor] = vertex</text:p>
      <text:p text:style-name="P1"><text:s text:c="16"/>queue = append(queue, neighbor)</text:p>
      <text:p text:style-name="P1"><text:s text:c="16"/></text:p>
      <text:p text:style-name="P1"><text:s text:c="16"/>if neighbor == end {</text:p>
      <text:p text:style-name="P1"><text:s text:c="20"/>// Reconstruct path</text:p>
      <text:p text:style-name="P1"><text:s text:c="20"/>path := []int{end}</text:p>
      <text:p text:style-name="P1"><text:s text:c="20"/>for path[len(path)-1] != start {</text:p>
      <text:p text:style-name="P1"><text:s text:c="24"/>path = append(path, parent[path[len(path)-1]])</text:p>
      <text:p text:style-name="P1"><text:s text:c="20"/>}</text:p>
      <text:p text:style-name="P1"><text:s text:c="20"/>// Reverse path</text:p>
      <text:p text:style-name="P1"><text:s text:c="20"/>for i, j := 0, len(path)-1; i &lt; j; i, j = i+1, j-1 {</text:p>
      <text:p text:style-name="P1"><text:s text:c="24"/>path[i], path[j] = path[j], path[i]</text:p>
      <text:p text:style-name="P1"><text:s text:c="20"/>}</text:p>
      <text:p text:style-name="P1"><text:s text:c="20"/>return path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return nil</text:p>
      <text:p text:style-name="P1">}</text:p>
      <text:p text:style-name="P1"/>
      <text:p text:style-name="P1">// 17. Dynamic Programming (1D)</text:p>
      <text:p text:style-name="P1">// Fibonacci with memoization</text:p>
      <text:p text:style-name="P1">func fibMemo(n int, memo map[int]int) int {</text:p>
      <text:p text:style-name="P1"><text:s text:c="4"/>if n &lt;= 1 {</text:p>
      <text:p text:style-name="P1"><text:s text:c="8"/>return n</text:p>
      <text:p text:style-name="P1"><text:s text:c="4"/>}</text:p>
      <text:p text:style-name="P1"><text:s text:c="4"/>if val, ok := memo[n]; ok {</text:p>
      <text:p text:style-name="P1"><text:s text:c="8"/>return val</text:p>
      <text:p text:style-name="P1"><text:s text:c="4"/>}</text:p>
      <text:p text:style-name="P1"><text:s text:c="4"/>memo[n] = fibMemo(n-1, memo) + fibMemo(n-2, memo)</text:p>
      <text:p text:style-name="P1"><text:s text:c="4"/>return memo[n]</text:p>
      <text:p text:style-name="P1">}</text:p>
      <text:p text:style-name="P1"/>
      <text:p text:style-name="P1">// Climbing stairs</text:p>
      <text:p text:style-name="P1">func climbStairs(n int) int {</text:p>
      <text:p text:style-name="P1"><text:s text:c="4"/>if n &lt;= 2 {</text:p>
      <text:p text:style-name="P1"><text:s text:c="8"/>return n</text:p>
      <text:p text:style-name="P1"><text:s text:c="4"/>}</text:p>
      <text:p text:style-name="P1"><text:s text:c="4"/>dp := make([]int, n+1)</text:p>
      <text:p text:style-name="P1"><text:s text:c="4"/>dp[1] = 1</text:p>
      <text:p text:style-name="P1"><text:s text:c="4"/>dp[2] = 2</text:p>
      <text:p text:style-name="P1"><text:s text:c="4"/>for i := 3; i &lt;= n; i++ {</text:p>
      <text:p text:style-name="P1"><text:s text:c="8"/>dp[i] = dp[i-1] + dp[i-2]</text:p>
      <text:p text:style-name="P1"><text:s text:c="4"/>}</text:p>
      <text:p text:style-name="P1"><text:s text:c="4"/>return dp[n]</text:p>
      <text:p text:style-name="P1">}</text:p>
      <text:p text:style-name="P1"/>
      <text:p text:style-name="P1">// House robber</text:p>
      <text:p text:style-name="P1">func rob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if len(nums) == 1 {</text:p>
      <text:p text:style-name="P1"><text:s text:c="8"/>return nums[0]</text:p>
      <text:p text:style-name="P1"><text:s text:c="4"/>}</text:p>
      <text:p text:style-name="P1"><text:s text:c="4"/></text:p>
      <text:p text:style-name="P1"><text:s text:c="4"/>dp := make([]int, len(nums))</text:p>
      <text:p text:style-name="P1"><text:s text:c="4"/>dp[0] = nums[0]</text:p>
      <text:p text:style-name="P1"><text:s text:c="4"/>dp[1] = max(nums[0], nums[1])</text:p>
      <text:p text:style-name="P1"><text:s text:c="4"/></text:p>
      <text:p text:style-name="P1"><text:s text:c="4"/>for i := 2; i &lt; len(nums); i++ {</text:p>
      <text:p text:style-name="P1"><text:s text:c="8"/>dp[i] = max(dp[i-1], dp[i-2]+nums[i])</text:p>
      <text:p text:style-name="P1"><text:s text:c="4"/>}</text:p>
      <text:p text:style-name="P1"><text:s text:c="4"/>return dp[len(nums)-1]</text:p>
      <text:p text:style-name="P1">}</text:p>
      <text:p text:style-name="P1"/>
      <text:p text:style-name="P1">func max(a, b int) int {</text:p>
      <text:p text:style-name="P1"><text:s text:c="4"/>if a &gt; b {</text:p>
      <text:p text:style-name="P1"><text:s text:c="8"/>return a</text:p>
      <text:p text:style-name="P1"><text:s text:c="4"/>}</text:p>
      <text:p text:style-name="P1"><text:s text:c="4"/>return b</text:p>
      <text:p text:style-name="P1">}</text:p>
      <text:p text:style-name="P1"/>
      <text:p text:style-name="P1">// Maximum subarray sum</text:p>
      <text:p text:style-name="P1">func maxSubArray(nums []int) int {</text:p>
      <text:p text:style-name="P1"><text:s text:c="4"/>if len(nums) == 0 {</text:p>
      <text:p text:style-name="P1"><text:s text:c="8"/>return 0</text:p>
      <text:p text:style-name="P1"><text:s text:c="4"/>}</text:p>
      <text:p text:style-name="P1"><text:s text:c="4"/>maxSum, currentSum := nums[0], nums[0]</text:p>
      <text:p text:style-name="P1"><text:s text:c="4"/>for i := 1; i &lt; len(nums); i++ {</text:p>
      <text:p text:style-name="P1"><text:s text:c="8"/>currentSum = max(nums[i], currentSum+nums[i])</text:p>
      <text:p text:style-name="P1"><text:s text:c="8"/>maxSum = max(maxSum, currentSum)</text:p>
      <text:p text:style-name="P1"><text:s text:c="4"/>}</text:p>
      <text:p text:style-name="P1"><text:s text:c="4"/>return maxSum</text:p>
      <text:p text:style-name="P1">}</text:p>
      <text:p text:style-name="P1"/>
      <text:p text:style-name="P1">// Coin change (minimum coins)</text:p>
      <text:p text:style-name="P1">func coinChange(coins []int, amount int) int {</text:p>
      <text:p text:style-name="P1"><text:s text:c="4"/>dp := make([]int, amount+1)</text:p>
      <text:p text:style-name="P1"><text:s text:c="4"/>for i := range dp {</text:p>
      <text:p text:style-name="P1"><text:s text:c="8"/>dp[i] = amount + 1</text:p>
      <text:p text:style-name="P1"><text:s text:c="4"/>}</text:p>
      <text:p text:style-name="P1"><text:s text:c="4"/>dp[0] = 0</text:p>
      <text:p text:style-name="P1"><text:s text:c="4"/></text:p>
      <text:p text:style-name="P1"><text:s text:c="4"/>for i := 1; i &lt;= amount; i++ {</text:p>
      <text:p text:style-name="P1"><text:s text:c="8"/>for _, coin := range coins {</text:p>
      <text:p text:style-name="P1"><text:s text:c="12"/>if coin &lt;= i {</text:p>
      <text:p text:style-name="P1"><text:s text:c="16"/>dp[i] = min(dp[i], dp[i-coin]+1)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oft-page-break/><text:s text:c="4"/>if dp[amount] &gt; amount {</text:p>
      <text:p text:style-name="P1"><text:s text:c="8"/>return -1</text:p>
      <text:p text:style-name="P1"><text:s text:c="4"/>}</text:p>
      <text:p text:style-name="P1"><text:s text:c="4"/>return dp[amount]</text:p>
      <text:p text:style-name="P1">}</text:p>
      <text:p text:style-name="P1"/>
      <text:p text:style-name="P1">func min(a, b int) int {</text:p>
      <text:p text:style-name="P1"><text:s text:c="4"/>if a &lt; b {</text:p>
      <text:p text:style-name="P1"><text:s text:c="8"/>return a</text:p>
      <text:p text:style-name="P1"><text:s text:c="4"/>}</text:p>
      <text:p text:style-name="P1"><text:s text:c="4"/>return b</text:p>
      <text:p text:style-name="P1">}</text:p>
      <text:p text:style-name="P1"/>
      <text:p text:style-name="P1">// 18. Dynamic Programming (2D)</text:p>
      <text:p text:style-name="P1">// Longest common subsequence</text:p>
      <text:p text:style-name="P1">func longestCommonSubsequence(text1, text2 string) int {</text:p>
      <text:p text:style-name="P1"><text:s text:c="4"/>m, n := len(text1), len(text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text1[i-1] == text2[j-1] {</text:p>
      <text:p text:style-name="P1"><text:s text:c="16"/>dp[i][j] = dp[i-1][j-1] + 1</text:p>
      <text:p text:style-name="P1"><text:s text:c="12"/>} else {</text:p>
      <text:p text:style-name="P1"><text:s text:c="16"/>dp[i][j] = max(dp[i-1][j], dp[i][j-1])</text:p>
      <text:p text:style-name="P1"><text:s text:c="12"/>}</text:p>
      <text:p text:style-name="P1"><text:s text:c="8"/>}</text:p>
      <text:p text:style-name="P1"><text:s text:c="4"/>}</text:p>
      <text:p text:style-name="P1"><text:s text:c="4"/>return dp[m][n]</text:p>
      <text:p text:style-name="P1">}</text:p>
      <text:p text:style-name="P1"/>
      <text:p text:style-name="P1">// Longest common substring</text:p>
      <text:p text:style-name="P1">func longestCommonSubstring(text1, text2 string) int {</text:p>
      <text:p text:style-name="P1"><text:s text:c="4"/>m, n := len(text1), len(text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maxLength := 0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text1[i-1] == text2[j-1] {</text:p>
      <text:p text:style-name="P1"><text:s text:c="16"/>dp[i][j] = dp[i-1][j-1] + 1</text:p>
      <text:p text:style-name="P1"><text:s text:c="16"/>maxLength = max(maxLength, dp[i][j])</text:p>
      <text:p text:style-name="P1"><text:s text:c="12"/>}</text:p>
      <text:p text:style-name="P1"><text:s text:c="8"/>}</text:p>
      <text:p text:style-name="P1"><text:s text:c="4"/>}</text:p>
      <text:p text:style-name="P1"><text:s text:c="4"/>return maxLength</text:p>
      <text:p text:style-name="P1">}</text:p>
      <text:p text:style-name="P1"/>
      <text:p text:style-name="P1">// Edit distance</text:p>
      <text:p text:style-name="P1">func editDistance(word1, word2 string) int {</text:p>
      <text:p text:style-name="P1"><text:s text:c="4"/>m, n := len(word1), len(word2)</text:p>
      <text:p text:style-name="P1"><text:s text:c="4"/>dp := make([][]int, m+1)</text:p>
      <text:p text:style-name="P1"><text:s text:c="4"/>for i := range dp {</text:p>
      <text:p text:style-name="P1"><text:s text:c="8"/>dp[i] = make([]int, n+1)</text:p>
      <text:p text:style-name="P1"><text:s text:c="4"/>}</text:p>
      <text:p text:style-name="P1"><text:s text:c="4"/></text:p>
      <text:p text:style-name="P1"><text:s text:c="4"/>for i := 0; i &lt;= m; i++ {</text:p>
      <text:p text:style-name="P1"><text:s text:c="8"/>dp[i][0] = i</text:p>
      <text:p text:style-name="P1"><text:s text:c="4"/>}</text:p>
      <text:p text:style-name="P1"><text:s text:c="4"/>for j := 0; j &lt;= n; j++ {</text:p>
      <text:p text:style-name="P1"><text:s text:c="8"/>dp[0][j] = j</text:p>
      <text:p text:style-name="P1"><text:s text:c="4"/>}</text:p>
      <text:p text:style-name="P1"><text:s text:c="4"/></text:p>
      <text:p text:style-name="P1"><text:s text:c="4"/>for i := 1; i &lt;= m; i++ {</text:p>
      <text:p text:style-name="P1"><text:s text:c="8"/>for j := 1; j &lt;= n; j++ {</text:p>
      <text:p text:style-name="P1"><text:s text:c="12"/>if word1[i-1] == word2[j-1] {</text:p>
      <text:p text:style-name="P1"><text:s text:c="16"/>dp[i][j] = dp[i-1][j-1]</text:p>
      <text:p text:style-name="P1"><text:s text:c="12"/>} else {</text:p>
      <text:p text:style-name="P1"><text:s text:c="16"/>dp[i][j] = 1 + min(dp[i-1][j-1], min(dp[i-1][j], dp[i][j-1]))</text:p>
      <text:p text:style-name="P1"><text:s text:c="12"/>}</text:p>
      <text:p text:style-name="P1"><text:s text:c="8"/>}</text:p>
      <text:p text:style-name="P1"><text:s text:c="4"/>}</text:p>
      <text:p text:style-name="P1"><text:s text:c="4"/>return dp[m][n]</text:p>
      <text:p text:style-name="P1">}</text:p>
      <text:p text:style-name="P1"/>
      <text:p text:style-name="P1">// Unique paths</text:p>
      <text:p text:style-name="P1">func uniquePaths(m, n int) int {</text:p>
      <text:p text:style-name="P1"><text:s text:c="4"/>dp := make([][]int, m)</text:p>
      <text:p text:style-name="P1"><text:s text:c="4"/>for i := range dp {</text:p>
      <text:p text:style-name="P1"><text:s text:c="8"/>dp[i] = make([]int, n)</text:p>
      <text:p text:style-name="P1"><text:s text:c="8"/>dp[i][0] = 1</text:p>
      <text:p text:style-name="P1"><text:s text:c="4"/>}</text:p>
      <text:p text:style-name="P1"><text:s text:c="4"/>for j := 0; j &lt; n; j++ {</text:p>
      <text:p text:style-name="P1"><text:s text:c="8"/>dp[0][j] = 1</text:p>
      <text:p text:style-name="P1"><text:s text:c="4"/>}</text:p>
      <text:p text:style-name="P1"><text:s text:c="4"/></text:p>
      <text:p text:style-name="P1"><text:s text:c="4"/>for i := 1; i &lt; m; i++ {</text:p>
      <text:p text:style-name="P1"><text:s text:c="8"/>for j := 1; j &lt; n; j++ {</text:p>
      <text:p text:style-name="P1"><text:s text:c="12"/>dp[i][j] = dp[i-1][j] + dp[i][j-1]</text:p>
      <text:p text:style-name="P1"><text:s text:c="8"/>}</text:p>
      <text:p text:style-name="P1"><text:s text:c="4"/>}</text:p>
      <text:p text:style-name="P1"><text:s text:c="4"/>return dp[m-1][n-1]</text:p>
      <text:p text:style-name="P1">}</text:p>
      <text:p text:style-name="P1"/>
      <text:p text:style-name="P1">// 0/1 Knapsack</text:p>
      <text:p text:style-name="P1">func knapsack01(weights, values []int, capacity int) int {</text:p>
      <text:p text:style-name="P1"><text:s text:c="4"/>n := len(weights)</text:p>
      <text:p text:style-name="P1"><text:s text:c="4"/>dp := make([][]int, n+1)</text:p>
      <text:p text:style-name="P1"><text:s text:c="4"/>for i := range dp {</text:p>
      <text:p text:style-name="P1"><text:s text:c="8"/>dp[i] = make([]int, capacity+1)</text:p>
      <text:p text:style-name="P1"><text:s text:c="4"/>}</text:p>
      <text:p text:style-name="P1"><text:s text:c="4"/></text:p>
      <text:p text:style-name="P1"><text:s text:c="4"/>for i := 1; i &lt;= n; i++ {</text:p>
      <text:p text:style-name="P1"><text:s text:c="8"/>for w := 0; w &lt;= capacity; w++ {</text:p>
      <text:p text:style-name="P1"><text:s text:c="12"/>if weights[i-1] &lt;= w {</text:p>
      <text:p text:style-name="P1"><text:s text:c="16"/>dp[i][w] = max(dp[i-1][w], dp[i-1][w-weights[i-1]]+values[i-1])</text:p>
      <text:p text:style-name="P1"><text:s text:c="12"/>} else {</text:p>
      <text:p text:style-name="P1"><text:s text:c="16"/>dp[i][w] = dp[i-1][w]</text:p>
      <text:p text:style-name="P1"><text:s text:c="12"/>}</text:p>
      <text:p text:style-name="P1"><text:s text:c="8"/>}</text:p>
      <text:p text:style-name="P1"><text:s text:c="4"/>}</text:p>
      <text:p text:style-name="P1"><text:s text:c="4"/>return dp[n][capacity]</text:p>
      <text:p text:style-name="P1"><text:soft-page-break/>}</text:p>
      <text:p text:style-name="P1"/>
      <text:p text:style-name="P1">// 19. Bit Manipulation</text:p>
      <text:p text:style-name="P1">// Check if number is power of two</text:p>
      <text:p text:style-name="P1">func isPowerOfTwo(n int) bool {</text:p>
      <text:p text:style-name="P1"><text:s text:c="4"/>return n &gt; 0 &amp;&amp; (n&amp;(n-1)) == 0</text:p>
      <text:p text:style-name="P1">}</text:p>
      <text:p text:style-name="P1"/>
      <text:p text:style-name="P1">// Count set bits</text:p>
      <text:p text:style-name="P1">func countSetBits(n int) int {</text:p>
      <text:p text:style-name="P1"><text:s text:c="4"/>count := 0</text:p>
      <text:p text:style-name="P1"><text:s text:c="4"/>for n &gt; 0 {</text:p>
      <text:p text:style-name="P1"><text:s text:c="8"/>count += n &amp; 1</text:p>
      <text:p text:style-name="P1"><text:s text:c="8"/>n &gt;&gt;= 1</text:p>
      <text:p text:style-name="P1"><text:s text:c="4"/>}</text:p>
      <text:p text:style-name="P1"><text:s text:c="4"/>return count</text:p>
      <text:p text:style-name="P1">}</text:p>
      <text:p text:style-name="P1"/>
      <text:p text:style-name="P1">// Find single non-repeating number</text:p>
      <text:p text:style-name="P1">func singleNumber(nums []int) int {</text:p>
      <text:p text:style-name="P1"><text:s text:c="4"/>result := 0</text:p>
      <text:p text:style-name="P1"><text:s text:c="4"/>for _, num := range nums {</text:p>
      <text:p text:style-name="P1"><text:s text:c="8"/>result ^= num</text:p>
      <text:p text:style-name="P1"><text:s text:c="4"/>}</text:p>
      <text:p text:style-name="P1"><text:s text:c="4"/>return result</text:p>
      <text:p text:style-name="P1">}</text:p>
      <text:p text:style-name="P1"/>
      <text:p text:style-name="P1">// Toggle ith bit</text:p>
      <text:p text:style-name="P1">func toggleBit(n int, i uint) int {</text:p>
      <text:p text:style-name="P1"><text:s text:c="4"/>return n ^ (1 &lt;&lt; i)</text:p>
      <text:p text:style-name="P1">}</text:p>
      <text:p text:style-name="P1"/>
      <text:p text:style-name="P1">// Generate subsets using bitmask</text:p>
      <text:p text:style-name="P1">func subsetsBitmask(nums []int) [][]int {</text:p>
      <text:p text:style-name="P1"><text:s text:c="4"/>n := len(nums)</text:p>
      <text:p text:style-name="P1"><text:s text:c="4"/>total := 1 &lt;&lt; n</text:p>
      <text:p text:style-name="P1"><text:s text:c="4"/>result := make([][]int, 0, total)</text:p>
      <text:p text:style-name="P1"><text:s text:c="4"/></text:p>
      <text:p text:style-name="P1"><text:s text:c="4"/>for mask := 0; mask &lt; total; mask++ {</text:p>
      <text:p text:style-name="P1"><text:s text:c="8"/>subset := []int{}</text:p>
      <text:p text:style-name="P1"><text:s text:c="8"/>for i := 0; i &lt; n; i++ {</text:p>
      <text:p text:style-name="P1"><text:s text:c="12"/>if mask&amp;(1&lt;&lt;i) != 0 {</text:p>
      <text:p text:style-name="P1"><text:s text:c="16"/>subset = append(subset, nums[i])</text:p>
      <text:p text:style-name="P1"><text:s text:c="12"/>}</text:p>
      <text:p text:style-name="P1"><text:s text:c="8"/>}</text:p>
      <text:p text:style-name="P1"><text:s text:c="8"/>result = append(result, subset)</text:p>
      <text:p text:style-name="P1"><text:s text:c="4"/>}</text:p>
      <text:p text:style-name="P1"><text:s text:c="4"/>return result</text:p>
      <text:p text:style-name="P1">}</text:p>
      <text:p text:style-name="P1"/>
      <text:p text:style-name="P1">// 20. Math &amp; Number Theory</text:p>
      <text:p text:style-name="P1">// GCD and LCM</text:p>
      <text:p text:style-name="P1">func gcd(a, b int) int {</text:p>
      <text:p text:style-name="P1"><text:s text:c="4"/>for b != 0 {</text:p>
      <text:p text:style-name="P1"><text:s text:c="8"/>a, b = b, a%b</text:p>
      <text:p text:style-name="P1"><text:s text:c="4"/>}</text:p>
      <text:p text:style-name="P1"><text:s text:c="4"/>return a</text:p>
      <text:p text:style-name="P1">}</text:p>
      <text:p text:style-name="P1"/>
      <text:p text:style-name="P1">func lcm(a, b int) int {</text:p>
      <text:p text:style-name="P1"><text:s text:c="4"/>return a / gcd(a, b) * b</text:p>
      <text:p text:style-name="P1">}</text:p>
      <text:p text:style-name="P1"/>
      <text:p text:style-name="P1">// Prime check</text:p>
      <text:p text:style-name="P1">func isPrime(n int) bool {</text:p>
      <text:p text:style-name="P1"><text:s text:c="4"/>if n &lt;= 1 {</text:p>
      <text:p text:style-name="P1"><text:s text:c="8"/>return false</text:p>
      <text:p text:style-name="P1"><text:s text:c="4"/>}</text:p>
      <text:p text:style-name="P1"><text:s text:c="4"/>if n &lt;= 3 {</text:p>
      <text:p text:style-name="P1"><text:s text:c="8"/>return true</text:p>
      <text:p text:style-name="P1"><text:s text:c="4"/>}</text:p>
      <text:p text:style-name="P1"><text:s text:c="4"/>if n%2 == 0 || n%3 == 0 {</text:p>
      <text:p text:style-name="P1"><text:s text:c="8"/>return false</text:p>
      <text:p text:style-name="P1"><text:s text:c="4"/>}</text:p>
      <text:p text:style-name="P1"><text:s text:c="4"/>for i := 5; i*i &lt;= n; i += 6 {</text:p>
      <text:p text:style-name="P1"><text:s text:c="8"/>if n%i == 0 || n%(i+2) == 0 {</text:p>
      <text:p text:style-name="P1"><text:s text:c="12"/>return false</text:p>
      <text:p text:style-name="P1"><text:s text:c="8"/>}</text:p>
      <text:p text:style-name="P1"><text:s text:c="4"/>}</text:p>
      <text:p text:style-name="P1"><text:s text:c="4"/>return true</text:p>
      <text:p text:style-name="P1">}</text:p>
      <text:p text:style-name="P1"/>
      <text:p text:style-name="P1">// Sieve of Eratosthenes</text:p>
      <text:p text:style-name="P1">func sieveOfEratosthenes(n int) []int {</text:p>
      <text:p text:style-name="P1"><text:s text:c="4"/>isPrime := make([]bool, n+1)</text:p>
      <text:p text:style-name="P1"><text:s text:c="4"/>for i := 2; i &lt;= n; i++ {</text:p>
      <text:p text:style-name="P1"><text:s text:c="8"/>isPrime[i] = true</text:p>
      <text:p text:style-name="P1"><text:s text:c="4"/>}</text:p>
      <text:p text:style-name="P1"><text:s text:c="4"/></text:p>
      <text:p text:style-name="P1"><text:s text:c="4"/>for p := 2; p*p &lt;= n; p++ {</text:p>
      <text:p text:style-name="P1"><text:s text:c="8"/>if isPrime[p] {</text:p>
      <text:p text:style-name="P1"><text:s text:c="12"/>for i := p * p; i &lt;= n; i += p {</text:p>
      <text:p text:style-name="P1"><text:s text:c="16"/>isPrime[i] = false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primes := []int{}</text:p>
      <text:p text:style-name="P1"><text:s text:c="4"/>for i := 2; i &lt;= n; i++ {</text:p>
      <text:p text:style-name="P1"><text:s text:c="8"/>if isPrime[i] {</text:p>
      <text:p text:style-name="P1"><text:s text:c="12"/>primes = append(primes, i)</text:p>
      <text:p text:style-name="P1"><text:s text:c="8"/>}</text:p>
      <text:p text:style-name="P1"><text:s text:c="4"/>}</text:p>
      <text:p text:style-name="P1"><text:s text:c="4"/>return primes</text:p>
      <text:p text:style-name="P1">}</text:p>
      <text:p text:style-name="P1"/>
      <text:p text:style-name="P1">// Fast exponentiation</text:p>
      <text:p text:style-name="P1">func fastExponentiation(x float64, n int) float64 {</text:p>
      <text:p text:style-name="P1"><text:s text:c="4"/>if n == 0 {</text:p>
      <text:p text:style-name="P1"><text:s text:c="8"/>return 1</text:p>
      <text:p text:style-name="P1"><text:s text:c="4"/>}</text:p>
      <text:p text:style-name="P1"><text:s text:c="4"/>if n &lt; 0 {</text:p>
      <text:p text:style-name="P1"><text:s text:c="8"/>x = 1 / x</text:p>
      <text:p text:style-name="P1"><text:s text:c="8"/>n = -n</text:p>
      <text:p text:style-name="P1"><text:s text:c="4"/>}</text:p>
      <text:p text:style-name="P1"><text:s text:c="4"/></text:p>
      <text:p text:style-name="P1"><text:s text:c="4"/>result := 1.0</text:p>
      <text:p text:style-name="P1"><text:s text:c="4"/>for n &gt; 0 {</text:p>
      <text:p text:style-name="P1"><text:s text:c="8"/>if n&amp;1 == 1 {</text:p>
      <text:p text:style-name="P1"><text:s text:c="12"/>result *= x</text:p>
      <text:p text:style-name="P1"><text:soft-page-break/><text:s text:c="8"/>}</text:p>
      <text:p text:style-name="P1"><text:s text:c="8"/>x *= x</text:p>
      <text:p text:style-name="P1"><text:s text:c="8"/>n &gt;&gt;= 1</text:p>
      <text:p text:style-name="P1"><text:s text:c="4"/>}</text:p>
      <text:p text:style-name="P1"><text:s text:c="4"/>return result</text:p>
      <text:p text:style-name="P1">}</text:p>
      <text:p text:style-name="P1"/>
      <text:p text:style-name="P1">func main() {</text:p>
      <text:p text:style-name="P1"><text:s text:c="4"/>// Test functions as needed</text:p>
      <text:p text:style-name="P1"><text:s text:c="4"/>fmt.Println("Go Data Structures and Algorithms Utilities")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0402in" fo:margin-bottom="0.0402in" fo:margin-left="0.0803in" fo:margin-right="0.0402in" fo:background-color="#eee0d1" style:writing-mode="lr-tb" draw:fill="gradient" draw:fill-gradient-name="Pastel_20_Bouquet" draw:gradient-step-count="0" style:footnote-max-height="0in" loext:margin-gutter="0.0402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Pastel_20_Bouquet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54:19.371957987</meta:creation-date>
    <dc:date>2025-12-14T23:09:04.768985431</dc:date>
    <meta:editing-duration>PT12M4S</meta:editing-duration>
    <meta:editing-cycles>6</meta:editing-cycles>
    <meta:generator>LibreOffice/24.2.7.2$Linux_X86_64 LibreOffice_project/420$Build-2</meta:generator>
    <meta:print-date>2025-12-14T23:08:43.186492974</meta:print-date>
    <meta:printed-by>PDF files</meta:printed-by>
    <meta:document-statistic meta:table-count="0" meta:image-count="0" meta:object-count="0" meta:page-count="16" meta:paragraph-count="1672" meta:word-count="5589" meta:character-count="37726" meta:non-whitespace-character-count="24478"/>
  </office:meta>
</office:document-meta>
</file>